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Library1/Module1.xml" manifest:media-type="text/xml"/>
  <manifest:file-entry manifest:full-path="Basic/Library1/script-lb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Library1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218.04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53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46"/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Normal_5f_01TAB4Q1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Normal_5f_01TAB4Q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Normal_5f_01TAB4Q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Normal_5f_01TAB4Q1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Table of contents'.A1" xlink:type="simple"/>
        <loext:hyperlink xlink:href="#'Table of contents'.A1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Normal_5f_01TAB4Q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Normal_5f_01TAB4Q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Normal_5f_01TAB4Q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Normal_5f_01TAB4Q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Normal_5f_01TAB4Q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Normal_5f_01TAB4Q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Normal_5f_01TAB4Q1" style:data-style-name="N14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Normal_5f_01TAB4Q1" style:data-style-name="N14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use-window-font-color="true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Times New Roman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style:use-window-font-color="true" style:font-name="Times New Roman" fo:font-weight="normal" style:text-underline-style="none" style:text-underline-color="font-color" style:text-line-through-type="none" fo:font-style="normal" style:text-outline="false" fo:text-shadow="none" style:font-name-complex="Times New Roman" style:font-weight-asian="normal" style:font-weight-complex="normal" style:font-style-asian="normal" style:font-style-complex="normal" fo:font-size="12pt" style:font-size-asian="12pt" style:font-size-complex="12pt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inf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alendar year</text:p>
          </table:table-cell>
          <table:table-cell office:value-type="string" calcext:value-type="string">
            <text:p>Headline Inflation r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s/>Headline Inflation rate</text:p>
          </table:table-cell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Average CPI</text:p>
          </table:table-cell>
          <table:table-cell office:value-type="string" calcext:value-type="string">
            <text:p>Inflation Rate</text:p>
          </table:table-cell>
          <table:table-cell table:number-columns-repeated="2"/>
          <table:table-cell table:style-name="Default"/>
          <table:table-cell office:value-type="string" calcext:value-type="string">
            <text:p>Year</text:p>
          </table:table-cell>
          <table:table-cell office:value-type="string" calcext:value-type="string">
            <text:p>Inflation yo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1974 - 75</text:p>
          </table:table-cell>
          <table:table-cell office:value-type="float" office:value="20.6" calcext:value-type="float">
            <text:p>20.6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10.8229948703103" calcext:value-type="float">
            <text:p>10.8229948703103</text:p>
          </table:table-cell>
          <table:table-cell table:formula="of:=[.I2]-100" office:value-type="float" office:value="-89.1770051296897" calcext:value-type="float">
            <text:p>-89.1770051296897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1975 - 76</text:p>
          </table:table-cell>
          <table:table-cell office:value-type="float" office:value="14.7" calcext:value-type="float">
            <text:p>14.7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float" office:value="12.388172130442" calcext:value-type="float">
            <text:p>12.388172130442</text:p>
          </table:table-cell>
          <table:table-cell table:formula="of:=[.I3]-100" office:value-type="float" office:value="-87.611827869558" calcext:value-type="float">
            <text:p>-87.611827869558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1976 - 77</text:p>
          </table:table-cell>
          <table:table-cell office:value-type="float" office:value="9.6" calcext:value-type="float">
            <text:p>9.6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float" office:value="13.8015304349577" calcext:value-type="float">
            <text:p>13.8015304349577</text:p>
          </table:table-cell>
          <table:table-cell table:formula="of:=[.I4]-100" office:value-type="float" office:value="-86.1984695650423" calcext:value-type="float">
            <text:p>-86.1984695650423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float" office:value="8.49999999999999" calcext:value-type="float">
            <text:p>8.4999999999999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977 - 78</text:p>
          </table:table-cell>
          <table:table-cell office:value-type="float" office:value="10.1" calcext:value-type="float">
            <text:p>10.1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office:value-type="float" office:value="14.5734552250387" calcext:value-type="float">
            <text:p>14.5734552250387</text:p>
          </table:table-cell>
          <table:table-cell table:formula="of:=[.I5]-100" office:value-type="float" office:value="-85.4265447749613" calcext:value-type="float">
            <text:p>-85.4265447749613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978 - 7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float" office:value="15.6503115224554" calcext:value-type="float">
            <text:p>15.6503115224554</text:p>
          </table:table-cell>
          <table:table-cell table:formula="of:=[.I6]-100" office:value-type="float" office:value="-84.3496884775447" calcext:value-type="float">
            <text:p>-84.3496884775447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79 - 8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6.6986795580356" calcext:value-type="float">
            <text:p>16.6986795580356</text:p>
          </table:table-cell>
          <table:table-cell table:formula="of:=[.I7]-100" office:value-type="float" office:value="-83.3013204419644" calcext:value-type="float">
            <text:p>-83.3013204419644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980 - 81</text:p>
          </table:table-cell>
          <table:table-cell office:value-type="float" office:value="26.5" calcext:value-type="float">
            <text:p>26.5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17.0006551335016" calcext:value-type="float">
            <text:p>17.0006551335016</text:p>
          </table:table-cell>
          <table:table-cell table:formula="of:=[.I8]-100" office:value-type="float" office:value="-82.9993448664984" calcext:value-type="float">
            <text:p>-82.9993448664984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981 - 82</text:p>
          </table:table-cell>
          <table:table-cell office:value-type="float" office:value="13.4" calcext:value-type="float">
            <text:p>13.4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17.086156383986" calcext:value-type="float">
            <text:p>17.086156383986</text:p>
          </table:table-cell>
          <table:table-cell table:formula="of:=[.I9]-100" office:value-type="float" office:value="-82.913843616014" calcext:value-type="float">
            <text:p>-82.913843616014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office:value-type="float" office:value="5.59999999999999" calcext:value-type="float">
            <text:p>5.599999999999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982 - 83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office:value-type="float" office:value="18.6498656808824" calcext:value-type="float">
            <text:p>18.6498656808824</text:p>
          </table:table-cell>
          <table:table-cell table:formula="of:=[.I10]-100" office:value-type="float" office:value="-81.3501343191176" calcext:value-type="float">
            <text:p>-81.3501343191176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float" office:value="7.29999999999999" calcext:value-type="float">
            <text:p>7.2999999999999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983 - 84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21.0134524401951" calcext:value-type="float">
            <text:p>21.0134524401951</text:p>
          </table:table-cell>
          <table:table-cell table:formula="of:=[.I11]-100" office:value-type="float" office:value="-78.986547559805" calcext:value-type="float">
            <text:p>-78.986547559805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984 - 85</text:p>
          </table:table-cell>
          <table:table-cell office:value-type="float" office:value="8.3" calcext:value-type="float">
            <text:p>8.3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23.8477655637271" calcext:value-type="float">
            <text:p>23.8477655637271</text:p>
          </table:table-cell>
          <table:table-cell table:formula="of:=[.I12]-100" office:value-type="float" office:value="-76.152234436273" calcext:value-type="float">
            <text:p>-76.152234436273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1.79999999999999" calcext:value-type="float">
            <text:p>1.7999999999999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985 - 86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25.5173509159732" calcext:value-type="float">
            <text:p>25.5173509159732</text:p>
          </table:table-cell>
          <table:table-cell table:formula="of:=[.I13]-100" office:value-type="float" office:value="-74.4826490840268" calcext:value-type="float">
            <text:p>-74.4826490840268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0.600000000000007" calcext:value-type="float">
            <text:p>0.60000000000000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986 - 87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26.6940814984796" calcext:value-type="float">
            <text:p>26.6940814984796</text:p>
          </table:table-cell>
          <table:table-cell table:formula="of:=[.I14]-100" office:value-type="float" office:value="-73.3059185015204" calcext:value-type="float">
            <text:p>-73.3059185015204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office:value-type="float" office:value="9.20000000000001" calcext:value-type="float">
            <text:p>9.2000000000000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1987 - 88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float" office:value="29.5081093021952" calcext:value-type="float">
            <text:p>29.5081093021952</text:p>
          </table:table-cell>
          <table:table-cell table:formula="of:=[.I15]-100" office:value-type="float" office:value="-70.4918906978048" calcext:value-type="float">
            <text:p>-70.4918906978048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1988 - 8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float" office:value="31.6691272901502" calcext:value-type="float">
            <text:p>31.6691272901502</text:p>
          </table:table-cell>
          <table:table-cell table:formula="of:=[.I16]-100" office:value-type="float" office:value="-68.3308727098498" calcext:value-type="float">
            <text:p>-68.3308727098498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1989 - 90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float" office:value="33.5785640795075" calcext:value-type="float">
            <text:p>33.5785640795075</text:p>
          </table:table-cell>
          <table:table-cell table:formula="of:=[.I17]-100" office:value-type="float" office:value="-66.4214359204925" calcext:value-type="float">
            <text:p>-66.4214359204925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7.00000000000001" calcext:value-type="float">
            <text:p>7.0000000000000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90 - 91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float" office:value="35.7782868672467" calcext:value-type="float">
            <text:p>35.7782868672467</text:p>
          </table:table-cell>
          <table:table-cell table:formula="of:=[.I18]-100" office:value-type="float" office:value="-64.2217131327533" calcext:value-type="float">
            <text:p>-64.2217131327533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4.59999999999998" calcext:value-type="float">
            <text:p>4.5999999999999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991 - 92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38.1438730537148" calcext:value-type="float">
            <text:p>38.1438730537148</text:p>
          </table:table-cell>
          <table:table-cell table:formula="of:=[.I19]-100" office:value-type="float" office:value="-61.8561269462852" calcext:value-type="float">
            <text:p>-61.8561269462852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992 - 93</text:p>
          </table:table-cell>
          <table:table-cell office:value-type="float" office:value="8.9" calcext:value-type="float">
            <text:p>8.9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40.7435441490648" calcext:value-type="float">
            <text:p>40.7435441490648</text:p>
          </table:table-cell>
          <table:table-cell table:formula="of:=[.I20]-100" office:value-type="float" office:value="-59.2564558509352" calcext:value-type="float">
            <text:p>-59.2564558509352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float" office:value="7.30000000000001" calcext:value-type="float">
            <text:p>7.3000000000000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993 - 94</text:p>
          </table:table-cell>
          <table:table-cell office:value-type="float" office:value="9.4" calcext:value-type="float">
            <text:p>9.4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43.5585752012145" calcext:value-type="float">
            <text:p>43.5585752012145</text:p>
          </table:table-cell>
          <table:table-cell table:formula="of:=[.I21]-100" office:value-type="float" office:value="-56.4414247987855" calcext:value-type="float">
            <text:p>-56.4414247987855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4 - 95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5.3877253342192" calcext:value-type="float">
            <text:p>45.3877253342192</text:p>
          </table:table-cell>
          <table:table-cell table:formula="of:=[.I22]-100" office:value-type="float" office:value="-54.6122746657808" calcext:value-type="float">
            <text:p>-54.6122746657808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float" office:value="6.59999999999999" calcext:value-type="float">
            <text:p>6.5999999999999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1995 - 96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47.8338261053052" calcext:value-type="float">
            <text:p>47.8338261053052</text:p>
          </table:table-cell>
          <table:table-cell table:formula="of:=[.I23]-100" office:value-type="float" office:value="-52.1661738946948" calcext:value-type="float">
            <text:p>-52.1661738946948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1996 - 97</text:p>
          </table:table-cell>
          <table:table-cell office:value-type="float" office:value="7.9" calcext:value-type="float">
            <text:p>7.9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50.9044390351071" calcext:value-type="float">
            <text:p>50.9044390351071</text:p>
          </table:table-cell>
          <table:table-cell table:formula="of:=[.I24]-100" office:value-type="float" office:value="-49.095560964893" calcext:value-type="float">
            <text:p>-49.095560964893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997 - 98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52.9004293620231" calcext:value-type="float">
            <text:p>52.9004293620231</text:p>
          </table:table-cell>
          <table:table-cell table:formula="of:=[.I25]-100" office:value-type="float" office:value="-47.0995706379769" calcext:value-type="float">
            <text:p>-47.0995706379769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6.90000000000001" calcext:value-type="float">
            <text:p>6.9000000000000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998 - 99</text:p>
          </table:table-cell>
          <table:table-cell office:value-type="float" office:value="7.9" calcext:value-type="float">
            <text:p>7.9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55.3922356345257" calcext:value-type="float">
            <text:p>55.3922356345257</text:p>
          </table:table-cell>
          <table:table-cell table:formula="of:=[.I26]-100" office:value-type="float" office:value="-44.6077643654743" calcext:value-type="float">
            <text:p>-44.60776436547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999 - 200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58.127044502198" calcext:value-type="float">
            <text:p>58.127044502198</text:p>
          </table:table-cell>
          <table:table-cell table:formula="of:=[.I27]-100" office:value-type="float" office:value="-41.872955497802" calcext:value-type="float">
            <text:p>-41.872955497802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5.40000000000001" calcext:value-type="float">
            <text:p>5.400000000000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2000 - 2001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63.308354073782" calcext:value-type="float">
            <text:p>63.308354073782</text:p>
          </table:table-cell>
          <table:table-cell table:formula="of:=[.I28]-100" office:value-type="float" office:value="-36.691645926218" calcext:value-type="float">
            <text:p>-36.691645926218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6.40000000000001" calcext:value-type="float">
            <text:p>6.400000000000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001 - 2002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68.8944174171256" calcext:value-type="float">
            <text:p>68.8944174171256</text:p>
          </table:table-cell>
          <table:table-cell table:formula="of:=[.I29]-100" office:value-type="float" office:value="-31.1055825828744" calcext:value-type="float">
            <text:p>-31.1055825828744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3.90000000000001" calcext:value-type="float">
            <text:p>3.900000000000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2002 - 2003 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75.5971188721543" calcext:value-type="float">
            <text:p>75.5971188721543</text:p>
          </table:table-cell>
          <table:table-cell table:formula="of:=[.I30]-100" office:value-type="float" office:value="-24.4028811278457" calcext:value-type="float">
            <text:p>-24.4028811278457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003 - 2004 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77.4992113891249" calcext:value-type="float">
            <text:p>77.4992113891249</text:p>
          </table:table-cell>
          <table:table-cell table:formula="of:=[.I31]-100" office:value-type="float" office:value="-22.5007886108751" calcext:value-type="float">
            <text:p>-22.5007886108751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2004 - 2005 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79.7717695998077" calcext:value-type="float">
            <text:p>79.7717695998077</text:p>
          </table:table-cell>
          <table:table-cell table:formula="of:=[.I32]-100" office:value-type="float" office:value="-20.2282304001923" calcext:value-type="float">
            <text:p>-20.2282304001923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8.90000000000001" calcext:value-type="float">
            <text:p>8.9000000000000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005 - 2006 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84.974877327916" calcext:value-type="float">
            <text:p>84.974877327916</text:p>
          </table:table-cell>
          <table:table-cell table:formula="of:=[.I33]-100" office:value-type="float" office:value="-15.025122672084" calcext:value-type="float">
            <text:p>-15.025122672084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006 - 2007 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88.2482458454932" calcext:value-type="float">
            <text:p>88.2482458454932</text:p>
          </table:table-cell>
          <table:table-cell table:formula="of:=[.I34]-100" office:value-type="float" office:value="-11.7517541545068" calcext:value-type="float">
            <text:p>-11.7517541545068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2007 - 2008 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91.3676266194708" calcext:value-type="float">
            <text:p>91.3676266194708</text:p>
          </table:table-cell>
          <table:table-cell table:formula="of:=[.I35]-100" office:value-type="float" office:value="-8.63237338052916" calcext:value-type="float">
            <text:p>-8.6323733805291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.49999999999999" calcext:value-type="float">
            <text:p>2.499999999999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08 - 2009 </text:p>
          </table:table-cell>
          <table:table-cell office:value-type="float" office:value="6.9" calcext:value-type="float">
            <text:p>6.9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94.3135915271562" calcext:value-type="float">
            <text:p>94.3135915271562</text:p>
          </table:table-cell>
          <table:table-cell table:formula="of:=[.I36]-100" office:value-type="float" office:value="-5.68640847284384" calcext:value-type="float">
            <text:p>-5.68640847284384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09 - 2010</text:p>
          </table:table-cell>
          <table:table-cell office:value-type="float" office:value="1.7" calcext:value-type="float">
            <text:p>1.7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95.5156625684121" calcext:value-type="float">
            <text:p>95.5156625684121</text:p>
          </table:table-cell>
          <table:table-cell table:formula="of:=[.I37]-100" office:value-type="float" office:value="-4.48433743158786" calcext:value-type="float">
            <text:p>-4.4843374315878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010 - 2011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96.4697245881845" calcext:value-type="float">
            <text:p>96.4697245881845</text:p>
          </table:table-cell>
          <table:table-cell table:formula="of:=[.I38]-100" office:value-type="float" office:value="-3.53027541181552" calcext:value-type="float">
            <text:p>-3.53027541181552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2011 - 2012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float" office:value="100.014632416473" calcext:value-type="float">
            <text:p>100.014632416473</text:p>
          </table:table-cell>
          <table:table-cell table:formula="of:=[.I39]-100" office:value-type="float" office:value="0.0146324164732476" calcext:value-type="float">
            <text:p>0.0146324164732476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012 - 2013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103.230030440354" calcext:value-type="float">
            <text:p>103.230030440354</text:p>
          </table:table-cell>
          <table:table-cell table:formula="of:=[.I40]-100" office:value-type="float" office:value="3.23003044035447" calcext:value-type="float">
            <text:p>3.23003044035447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013 - 20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float" office:value="103.7" calcext:value-type="float">
            <text:p>103.7</text:p>
          </table:table-cell>
          <table:table-cell table:formula="of:=[.I41]-100" office:value-type="float" office:value="3.7" calcext:value-type="float">
            <text:p>3.7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14 - 2015</text:p>
          </table:table-cell>
          <table:table-cell office:value-type="float" office:value="1.7" calcext:value-type="float">
            <text:p>1.7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float" office:value="106.324479347159" calcext:value-type="float">
            <text:p>106.324479347159</text:p>
          </table:table-cell>
          <table:table-cell table:formula="of:=[.I42]-100" office:value-type="float" office:value="6.32447934715877" calcext:value-type="float">
            <text:p>6.32447934715877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 - 201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float" office:value="110.604390739562" calcext:value-type="float">
            <text:p>110.604390739562</text:p>
          </table:table-cell>
          <table:table-cell table:formula="of:=[.I43]-100" office:value-type="float" office:value="10.6043907395618" calcext:value-type="float">
            <text:p>10.6043907395618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16-2017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float" office:value="122.53602381371" calcext:value-type="float">
            <text:p>122.53602381371</text:p>
          </table:table-cell>
          <table:table-cell table:formula="of:=[.I44]-100" office:value-type="float" office:value="22.5360238137101" calcext:value-type="float">
            <text:p>22.5360238137101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017-2018</text:p>
          </table:table-cell>
          <table:table-cell office:value-type="float" office:value="4.3" calcext:value-type="float">
            <text:p>4.3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8-201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19-2020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 - 2021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2021-202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</table:table-row>
      </table:table>
      <table:table table:name="CPI" table:style-name="ta1">
        <table:table-column table:style-name="co7" table:number-columns-repeated="2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16379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<text:a xlink:href="#'Table of contents'.A1" xlink:type="simple">Table of contents</text:a></text:p>
          </table:table-cell>
          <table:covered-table-cell table:style-name="ce8"/>
          <table:table-cell/>
          <table:table-cell table:style-name="ce12" office:value-type="string" calcext:value-type="string">
            <text:p>Avg CPI</text:p>
          </table:table-cell>
          <table:table-cell table:number-columns-repeated="16380"/>
        </table:table-row>
        <table:table-row table:style-name="ro3" table:visibility="filter">
          <table:table-cell table:style-name="ce3" office:value-type="string" calcext:value-type="string" table:number-columns-spanned="2" table:number-rows-spanned="1">
            <text:p>Table 10: Comparative monthly Consumer Price Index, (Base: January - December 2017 = 100), 1980 - 2022 <text:span text:style-name="T1">1/</text:span></text:p>
          </table:table-cell>
          <table:covered-table-cell table:style-name="ce9"/>
          <table:table-cell table:number-columns-repeated="16382"/>
        </table:table-row>
        <table:table-row table:style-name="ro4" table:visibility="filter">
          <table:table-cell table:number-columns-repeated="16384"/>
        </table:table-row>
        <table:table-row table:style-name="ro5" table:visibility="filter">
          <table:table-cell table:style-name="ce5" office:value-type="string" calcext:value-type="string">
            <text:p>Month</text:p>
          </table:table-cell>
          <table:table-cell table:style-name="ce5" office:value-type="string" calcext:value-type="string">
            <text:p>comparative CPI</text:p>
          </table:table-cell>
          <table:table-cell table:style-name="ce12"/>
          <table:table-cell table:style-name="Default"/>
          <table:table-cell table:style-name="ce12"/>
          <table:table-cell table:number-columns-repeated="16379"/>
        </table:table-row>
        <table:table-row table:style-name="ro6" table:visibility="filter">
          <table:table-cell table:style-name="ce6" office:value-type="date" office:date-value="1980-01-01" calcext:value-type="date">
            <text:p>Jan-80</text:p>
          </table:table-cell>
          <table:table-cell table:style-name="ce10" office:value-type="float" office:value="9.85464843062498" calcext:value-type="float">
            <text:p>9.8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2-01" calcext:value-type="date">
            <text:p>Feb-80</text:p>
          </table:table-cell>
          <table:table-cell table:style-name="ce10" office:value-type="float" office:value="10.2321786240236" calcext:value-type="float">
            <text:p>10.2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3-01" calcext:value-type="date">
            <text:p>Mar-80</text:p>
          </table:table-cell>
          <table:table-cell table:style-name="ce10" office:value-type="float" office:value="10.3765284038524" calcext:value-type="float">
            <text:p>10.3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4-01" calcext:value-type="date">
            <text:p>Apr-80</text:p>
          </table:table-cell>
          <table:table-cell table:style-name="ce10" office:value-type="float" office:value="10.4653590375933" calcext:value-type="float">
            <text:p>10.4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5-01" calcext:value-type="date">
            <text:p>May-80</text:p>
          </table:table-cell>
          <table:table-cell table:style-name="ce10" office:value-type="float" office:value="10.4264956353317" calcext:value-type="float">
            <text:p>10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6-01" calcext:value-type="date">
            <text:p>Jun-80</text:p>
          </table:table-cell>
          <table:table-cell table:style-name="ce10" office:value-type="float" office:value="10.5708454151605" calcext:value-type="float">
            <text:p>10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7-01" calcext:value-type="date">
            <text:p>Jul-80</text:p>
          </table:table-cell>
          <table:table-cell table:style-name="ce10" office:value-type="float" office:value="10.670779878119" calcext:value-type="float">
            <text:p>10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8-01" calcext:value-type="date">
            <text:p>Aug-80</text:p>
          </table:table-cell>
          <table:table-cell table:style-name="ce10" office:value-type="float" office:value="11.2481789974345" calcext:value-type="float">
            <text:p>11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09-01" calcext:value-type="date">
            <text:p>Sep-80</text:p>
          </table:table-cell>
          <table:table-cell table:style-name="ce10" office:value-type="float" office:value="11.3647692042193" calcext:value-type="float">
            <text:p>11.3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10-01" calcext:value-type="date">
            <text:p>Oct-80</text:p>
          </table:table-cell>
          <table:table-cell table:style-name="ce10" office:value-type="float" office:value="11.4924632402218" calcext:value-type="float">
            <text:p>11.4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0-11-01" calcext:value-type="date">
            <text:p>Nov-80</text:p>
          </table:table-cell>
          <table:table-cell table:style-name="ce10" office:value-type="float" office:value="11.5091189840482" calcext:value-type="float">
            <text:p>11.51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0-12-01" calcext:value-type="date">
            <text:p>Dec-80</text:p>
          </table:table-cell>
          <table:table-cell table:style-name="ce10" office:value-type="float" office:value="11.6645725930947" calcext:value-type="float">
            <text:p>11.66</text:p>
          </table:table-cell>
          <table:table-cell table:style-name="Default" office:value-type="float" office:value="1980" calcext:value-type="float">
            <text:p>1980</text:p>
          </table:table-cell>
          <table:table-cell table:formula="of:=AVERAGE([.B5:.B16])" office:value-type="float" office:value="10.8229948703103" calcext:value-type="float">
            <text:p>10.8229948703103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1-01-01" calcext:value-type="date">
            <text:p>Jan-81</text:p>
          </table:table-cell>
          <table:table-cell table:style-name="ce10" office:value-type="float" office:value="11.8089223729236" calcext:value-type="float">
            <text:p>11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2-01" calcext:value-type="date">
            <text:p>Feb-81</text:p>
          </table:table-cell>
          <table:table-cell table:style-name="ce10" office:value-type="float" office:value="11.8977530066644" calcext:value-type="float">
            <text:p>11.9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3-01" calcext:value-type="date">
            <text:p>Mar-81</text:p>
          </table:table-cell>
          <table:table-cell table:style-name="ce10" office:value-type="float" office:value="11.96437598197" calcext:value-type="float">
            <text:p>11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4-01" calcext:value-type="date">
            <text:p>Apr-81</text:p>
          </table:table-cell>
          <table:table-cell table:style-name="ce10" office:value-type="float" office:value="11.9865836404053" calcext:value-type="float">
            <text:p>11.9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5-01" calcext:value-type="date">
            <text:p>May-81</text:p>
          </table:table-cell>
          <table:table-cell table:style-name="ce10" office:value-type="float" office:value="12.1364853348429" calcext:value-type="float">
            <text:p>12.1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6-01" calcext:value-type="date">
            <text:p>Jun-81</text:p>
          </table:table-cell>
          <table:table-cell table:style-name="ce10" office:value-type="float" office:value="12.2142121393662" calcext:value-type="float">
            <text:p>12.2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7-01" calcext:value-type="date">
            <text:p>Jul-81</text:p>
          </table:table-cell>
          <table:table-cell table:style-name="ce10" office:value-type="float" office:value="12.4418406383271" calcext:value-type="float">
            <text:p>12.4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8-01" calcext:value-type="date">
            <text:p>Aug-81</text:p>
          </table:table-cell>
          <table:table-cell table:style-name="ce10" office:value-type="float" office:value="12.5695346743296" calcext:value-type="float">
            <text:p>12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09-01" calcext:value-type="date">
            <text:p>Sep-81</text:p>
          </table:table-cell>
          <table:table-cell table:style-name="ce10" office:value-type="float" office:value="12.5806385035472" calcext:value-type="float">
            <text:p>12.5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10-01" calcext:value-type="date">
            <text:p>Oct-81</text:p>
          </table:table-cell>
          <table:table-cell table:style-name="ce10" office:value-type="float" office:value="12.8138189171169" calcext:value-type="float">
            <text:p>12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1-11-01" calcext:value-type="date">
            <text:p>Nov-81</text:p>
          </table:table-cell>
          <table:table-cell table:style-name="ce10" office:value-type="float" office:value="13.008135928425" calcext:value-type="float">
            <text:p>13.01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1-12-01" calcext:value-type="date">
            <text:p>Dec-81</text:p>
          </table:table-cell>
          <table:table-cell table:style-name="ce10" office:value-type="float" office:value="13.2357644273859" calcext:value-type="float">
            <text:p>13.24</text:p>
          </table:table-cell>
          <table:table-cell table:formula="of:=[.C16]+1" office:value-type="float" office:value="1981" calcext:value-type="float">
            <text:p>1981</text:p>
          </table:table-cell>
          <table:table-cell table:formula="of:=AVERAGE([.B17:.B28])" office:value-type="float" office:value="12.388172130442" calcext:value-type="float">
            <text:p>12.38817213044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2-01-01" calcext:value-type="date">
            <text:p>Jan-82</text:p>
          </table:table-cell>
          <table:table-cell table:style-name="ce10" office:value-type="float" office:value="13.4189776094764" calcext:value-type="float">
            <text:p>13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2-01" calcext:value-type="date">
            <text:p>Feb-82</text:p>
          </table:table-cell>
          <table:table-cell table:style-name="ce10" office:value-type="float" office:value="13.6410541938285" calcext:value-type="float">
            <text:p>13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3-01" calcext:value-type="date">
            <text:p>Mar-82</text:p>
          </table:table-cell>
          <table:table-cell table:style-name="ce10" office:value-type="float" office:value="13.6799175960901" calcext:value-type="float">
            <text:p>13.6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4-01" calcext:value-type="date">
            <text:p>Apr-82</text:p>
          </table:table-cell>
          <table:table-cell table:style-name="ce10" office:value-type="float" office:value="13.7132290837429" calcext:value-type="float">
            <text:p>13.7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5-01" calcext:value-type="date">
            <text:p>May-82</text:p>
          </table:table-cell>
          <table:table-cell table:style-name="ce10" office:value-type="float" office:value="13.796507802875" calcext:value-type="float">
            <text:p>13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6-01" calcext:value-type="date">
            <text:p>Jun-82</text:p>
          </table:table-cell>
          <table:table-cell table:style-name="ce10" office:value-type="float" office:value="13.7909558882662" calcext:value-type="float">
            <text:p>13.7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7-01" calcext:value-type="date">
            <text:p>Jul-82</text:p>
          </table:table-cell>
          <table:table-cell table:style-name="ce10" office:value-type="float" office:value="13.8658068010221" calcext:value-type="float">
            <text:p>13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8-01" calcext:value-type="date">
            <text:p>Aug-82</text:p>
          </table:table-cell>
          <table:table-cell table:style-name="ce10" office:value-type="float" office:value="13.893155532385" calcext:value-type="float">
            <text:p>13.8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09-01" calcext:value-type="date">
            <text:p>Sep-82</text:p>
          </table:table-cell>
          <table:table-cell table:style-name="ce10" office:value-type="float" office:value="13.8247837039776" calcext:value-type="float">
            <text:p>13.8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10-01" calcext:value-type="date">
            <text:p>Oct-82</text:p>
          </table:table-cell>
          <table:table-cell table:style-name="ce10" office:value-type="float" office:value="13.8794811667035" calcext:value-type="float">
            <text:p>13.8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2-11-01" calcext:value-type="date">
            <text:p>Nov-82</text:p>
          </table:table-cell>
          <table:table-cell table:style-name="ce10" office:value-type="float" office:value="13.9752017264739" calcext:value-type="float">
            <text:p>13.9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2-12-01" calcext:value-type="date">
            <text:p>Dec-82</text:p>
          </table:table-cell>
          <table:table-cell table:style-name="ce10" office:value-type="float" office:value="14.1392941146517" calcext:value-type="float">
            <text:p>14.14</text:p>
          </table:table-cell>
          <table:table-cell table:formula="of:=[.C28]+1" office:value-type="float" office:value="1982" calcext:value-type="float">
            <text:p>1982</text:p>
          </table:table-cell>
          <table:table-cell table:formula="of:=AVERAGE([.B29:.B40])" office:value-type="float" office:value="13.8015304349577" calcext:value-type="float">
            <text:p>13.801530434957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3-01-01" calcext:value-type="date">
            <text:p>Jan-83</text:p>
          </table:table-cell>
          <table:table-cell table:style-name="ce10" office:value-type="float" office:value="14.3033865028295" calcext:value-type="float">
            <text:p>14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2-01" calcext:value-type="date">
            <text:p>Feb-83</text:p>
          </table:table-cell>
          <table:table-cell table:style-name="ce10" office:value-type="float" office:value="14.5085019880517" calcext:value-type="float">
            <text:p>14.5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3-01" calcext:value-type="date">
            <text:p>Mar-83</text:p>
          </table:table-cell>
          <table:table-cell table:style-name="ce10" office:value-type="float" office:value="14.5495250850961" calcext:value-type="float">
            <text:p>14.5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4-01" calcext:value-type="date">
            <text:p>Apr-83</text:p>
          </table:table-cell>
          <table:table-cell table:style-name="ce10" office:value-type="float" office:value="14.5905481821406" calcext:value-type="float">
            <text:p>14.5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5-01" calcext:value-type="date">
            <text:p>May-83</text:p>
          </table:table-cell>
          <table:table-cell table:style-name="ce10" office:value-type="float" office:value="14.5221763537332" calcext:value-type="float">
            <text:p>14.5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6-01" calcext:value-type="date">
            <text:p>Jun-83</text:p>
          </table:table-cell>
          <table:table-cell table:style-name="ce10" office:value-type="float" office:value="14.4674788910072" calcext:value-type="float">
            <text:p>14.4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7-01" calcext:value-type="date">
            <text:p>Jul-83</text:p>
          </table:table-cell>
          <table:table-cell table:style-name="ce10" office:value-type="float" office:value="14.5495250850961" calcext:value-type="float">
            <text:p>14.5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8-01" calcext:value-type="date">
            <text:p>Aug-83</text:p>
          </table:table-cell>
          <table:table-cell table:style-name="ce10" office:value-type="float" office:value="14.5631994507776" calcext:value-type="float">
            <text:p>14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09-01" calcext:value-type="date">
            <text:p>Sep-83</text:p>
          </table:table-cell>
          <table:table-cell table:style-name="ce10" office:value-type="float" office:value="14.631571279185" calcext:value-type="float">
            <text:p>14.6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10-01" calcext:value-type="date">
            <text:p>Oct-83</text:p>
          </table:table-cell>
          <table:table-cell table:style-name="ce10" office:value-type="float" office:value="14.7819893016813" calcext:value-type="float">
            <text:p>14.7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3-11-01" calcext:value-type="date">
            <text:p>Nov-83</text:p>
          </table:table-cell>
          <table:table-cell table:style-name="ce10" office:value-type="float" office:value="14.7136174732739" calcext:value-type="float">
            <text:p>14.71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3-12-01" calcext:value-type="date">
            <text:p>Dec-83</text:p>
          </table:table-cell>
          <table:table-cell table:style-name="ce10" office:value-type="float" office:value="14.6999431075924" calcext:value-type="float">
            <text:p>14.70</text:p>
          </table:table-cell>
          <table:table-cell table:formula="of:=[.C40]+1" office:value-type="float" office:value="1983" calcext:value-type="float">
            <text:p>1983</text:p>
          </table:table-cell>
          <table:table-cell table:formula="of:=AVERAGE([.B41:.B52])" office:value-type="float" office:value="14.5734552250387" calcext:value-type="float">
            <text:p>14.573455225038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4-01-01" calcext:value-type="date">
            <text:p>Jan-84</text:p>
          </table:table-cell>
          <table:table-cell table:style-name="ce10" office:value-type="float" office:value="15.028127883948" calcext:value-type="float">
            <text:p>15.0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2-01" calcext:value-type="date">
            <text:p>Feb-84</text:p>
          </table:table-cell>
          <table:table-cell table:style-name="ce10" office:value-type="float" office:value="15.1238484437183" calcext:value-type="float">
            <text:p>15.1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3-01" calcext:value-type="date">
            <text:p>Mar-84</text:p>
          </table:table-cell>
          <table:table-cell table:style-name="ce10" office:value-type="float" office:value="15.369987025985" calcext:value-type="float">
            <text:p>15.3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4-01" calcext:value-type="date">
            <text:p>Apr-84</text:p>
          </table:table-cell>
          <table:table-cell table:style-name="ce10" office:value-type="float" office:value="15.4793819514368" calcext:value-type="float">
            <text:p>15.4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5-01" calcext:value-type="date">
            <text:p>May-84</text:p>
          </table:table-cell>
          <table:table-cell table:style-name="ce10" office:value-type="float" office:value="15.5204050484813" calcext:value-type="float">
            <text:p>15.5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6-01" calcext:value-type="date">
            <text:p>Jun-84</text:p>
          </table:table-cell>
          <table:table-cell table:style-name="ce10" office:value-type="float" office:value="15.4793819514368" calcext:value-type="float">
            <text:p>15.4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7-01" calcext:value-type="date">
            <text:p>Jul-84</text:p>
          </table:table-cell>
          <table:table-cell table:style-name="ce10" office:value-type="float" office:value="15.5887768768887" calcext:value-type="float">
            <text:p>15.5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8-01" calcext:value-type="date">
            <text:p>Aug-84</text:p>
          </table:table-cell>
          <table:table-cell table:style-name="ce10" office:value-type="float" office:value="15.8075667277924" calcext:value-type="float">
            <text:p>15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09-01" calcext:value-type="date">
            <text:p>Sep-84</text:p>
          </table:table-cell>
          <table:table-cell table:style-name="ce10" office:value-type="float" office:value="16.0537053100591" calcext:value-type="float">
            <text:p>16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10-01" calcext:value-type="date">
            <text:p>Oct-84</text:p>
          </table:table-cell>
          <table:table-cell table:style-name="ce10" office:value-type="float" office:value="16.1357515041479" calcext:value-type="float">
            <text:p>16.1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4-11-01" calcext:value-type="date">
            <text:p>Nov-84</text:p>
          </table:table-cell>
          <table:table-cell table:style-name="ce10" office:value-type="float" office:value="16.0537053100591" calcext:value-type="float">
            <text:p>16.05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4-12-01" calcext:value-type="date">
            <text:p>Dec-84</text:p>
          </table:table-cell>
          <table:table-cell table:style-name="ce10" office:value-type="float" office:value="16.1631002355109" calcext:value-type="float">
            <text:p>16.16</text:p>
          </table:table-cell>
          <table:table-cell table:formula="of:=[.C52]+1" office:value-type="float" office:value="1984" calcext:value-type="float">
            <text:p>1984</text:p>
          </table:table-cell>
          <table:table-cell table:formula="of:=AVERAGE([.B53:.B64])" office:value-type="float" office:value="15.6503115224554" calcext:value-type="float">
            <text:p>15.6503115224554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5-01-01" calcext:value-type="date">
            <text:p>Jan-85</text:p>
          </table:table-cell>
          <table:table-cell table:style-name="ce10" office:value-type="float" office:value="16.2861695266442" calcext:value-type="float">
            <text:p>16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2-01" calcext:value-type="date">
            <text:p>Feb-85</text:p>
          </table:table-cell>
          <table:table-cell table:style-name="ce10" office:value-type="float" office:value="16.5049593775479" calcext:value-type="float">
            <text:p>16.5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3-01" calcext:value-type="date">
            <text:p>Mar-85</text:p>
          </table:table-cell>
          <table:table-cell table:style-name="ce10" office:value-type="float" office:value="16.6417030343628" calcext:value-type="float">
            <text:p>16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4-01" calcext:value-type="date">
            <text:p>Apr-85</text:p>
          </table:table-cell>
          <table:table-cell table:style-name="ce10" office:value-type="float" office:value="16.5459824745924" calcext:value-type="float">
            <text:p>16.5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5-01" calcext:value-type="date">
            <text:p>May-85</text:p>
          </table:table-cell>
          <table:table-cell table:style-name="ce10" office:value-type="float" office:value="16.5596568402739" calcext:value-type="float">
            <text:p>16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6-01" calcext:value-type="date">
            <text:p>Jun-85</text:p>
          </table:table-cell>
          <table:table-cell table:style-name="ce10" office:value-type="float" office:value="16.5733312059554" calcext:value-type="float">
            <text:p>16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7-01" calcext:value-type="date">
            <text:p>Jul-85</text:p>
          </table:table-cell>
          <table:table-cell table:style-name="ce10" office:value-type="float" office:value="16.6690517657257" calcext:value-type="float">
            <text:p>16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8-01" calcext:value-type="date">
            <text:p>Aug-85</text:p>
          </table:table-cell>
          <table:table-cell table:style-name="ce10" office:value-type="float" office:value="16.7784466911776" calcext:value-type="float">
            <text:p>16.7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09-01" calcext:value-type="date">
            <text:p>Sep-85</text:p>
          </table:table-cell>
          <table:table-cell table:style-name="ce10" office:value-type="float" office:value="16.9835621763998" calcext:value-type="float">
            <text:p>16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10-01" calcext:value-type="date">
            <text:p>Oct-85</text:p>
          </table:table-cell>
          <table:table-cell table:style-name="ce10" office:value-type="float" office:value="16.9835621763998" calcext:value-type="float">
            <text:p>16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5-11-01" calcext:value-type="date">
            <text:p>Nov-85</text:p>
          </table:table-cell>
          <table:table-cell table:style-name="ce10" office:value-type="float" office:value="16.9562134450368" calcext:value-type="float">
            <text:p>16.9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5-12-01" calcext:value-type="date">
            <text:p>Dec-85</text:p>
          </table:table-cell>
          <table:table-cell table:style-name="ce10" office:value-type="float" office:value="16.9015159823109" calcext:value-type="float">
            <text:p>16.90</text:p>
          </table:table-cell>
          <table:table-cell table:formula="of:=[.C64]+1" office:value-type="float" office:value="1985" calcext:value-type="float">
            <text:p>1985</text:p>
          </table:table-cell>
          <table:table-cell table:formula="of:=AVERAGE([.B65:.B76])" office:value-type="float" office:value="16.6986795580356" calcext:value-type="float">
            <text:p>16.698679558035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6-01-01" calcext:value-type="date">
            <text:p>Jan-86</text:p>
          </table:table-cell>
          <table:table-cell table:style-name="ce10" office:value-type="float" office:value="16.9562134450368" calcext:value-type="float">
            <text:p>16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2-01" calcext:value-type="date">
            <text:p>Feb-86</text:p>
          </table:table-cell>
          <table:table-cell table:style-name="ce10" office:value-type="float" office:value="16.9835621763998" calcext:value-type="float">
            <text:p>16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3-01" calcext:value-type="date">
            <text:p>Mar-86</text:p>
          </table:table-cell>
          <table:table-cell table:style-name="ce10" office:value-type="float" office:value="17.0519340048072" calcext:value-type="float">
            <text:p>17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4-01" calcext:value-type="date">
            <text:p>Apr-86</text:p>
          </table:table-cell>
          <table:table-cell table:style-name="ce10" office:value-type="float" office:value="17.0382596391257" calcext:value-type="float">
            <text:p>17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5-01" calcext:value-type="date">
            <text:p>May-86</text:p>
          </table:table-cell>
          <table:table-cell table:style-name="ce10" office:value-type="float" office:value="17.0245852734442" calcext:value-type="float">
            <text:p>17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6-01" calcext:value-type="date">
            <text:p>Jun-86</text:p>
          </table:table-cell>
          <table:table-cell table:style-name="ce10" office:value-type="float" office:value="17.0382596391257" calcext:value-type="float">
            <text:p>17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7-01" calcext:value-type="date">
            <text:p>Jul-86</text:p>
          </table:table-cell>
          <table:table-cell table:style-name="ce10" office:value-type="float" office:value="17.0656083704887" calcext:value-type="float">
            <text:p>17.0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8-01" calcext:value-type="date">
            <text:p>Aug-86</text:p>
          </table:table-cell>
          <table:table-cell table:style-name="ce10" office:value-type="float" office:value="17.161328930259" calcext:value-type="float">
            <text:p>17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09-01" calcext:value-type="date">
            <text:p>Sep-86</text:p>
          </table:table-cell>
          <table:table-cell table:style-name="ce10" office:value-type="float" office:value="16.9972365420813" calcext:value-type="float">
            <text:p>17.0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10-01" calcext:value-type="date">
            <text:p>Oct-86</text:p>
          </table:table-cell>
          <table:table-cell table:style-name="ce10" office:value-type="float" office:value="16.9562134450368" calcext:value-type="float">
            <text:p>16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6-11-01" calcext:value-type="date">
            <text:p>Nov-86</text:p>
          </table:table-cell>
          <table:table-cell table:style-name="ce10" office:value-type="float" office:value="16.8331441539035" calcext:value-type="float">
            <text:p>16.8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6-12-01" calcext:value-type="date">
            <text:p>Dec-86</text:p>
          </table:table-cell>
          <table:table-cell table:style-name="ce10" office:value-type="float" office:value="16.9015159823109" calcext:value-type="float">
            <text:p>16.90</text:p>
          </table:table-cell>
          <table:table-cell table:formula="of:=[.C76]+1" office:value-type="float" office:value="1986" calcext:value-type="float">
            <text:p>1986</text:p>
          </table:table-cell>
          <table:table-cell table:formula="of:=AVERAGE([.B77:.B88])" office:value-type="float" office:value="17.0006551335016" calcext:value-type="float">
            <text:p>17.000655133501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7-01-01" calcext:value-type="date">
            <text:p>Jan-87</text:p>
          </table:table-cell>
          <table:table-cell table:style-name="ce10" office:value-type="float" office:value="16.9151903479924" calcext:value-type="float">
            <text:p>16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2-01" calcext:value-type="date">
            <text:p>Feb-87</text:p>
          </table:table-cell>
          <table:table-cell table:style-name="ce10" office:value-type="float" office:value="17.0929571018516" calcext:value-type="float">
            <text:p>17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3-01" calcext:value-type="date">
            <text:p>Mar-87</text:p>
          </table:table-cell>
          <table:table-cell table:style-name="ce10" office:value-type="float" office:value="17.4074675125257" calcext:value-type="float">
            <text:p>17.4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4-01" calcext:value-type="date">
            <text:p>Apr-87</text:p>
          </table:table-cell>
          <table:table-cell table:style-name="ce10" office:value-type="float" office:value="17.0519340048072" calcext:value-type="float">
            <text:p>17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5-01" calcext:value-type="date">
            <text:p>May-87</text:p>
          </table:table-cell>
          <table:table-cell table:style-name="ce10" office:value-type="float" office:value="17.2023520273035" calcext:value-type="float">
            <text:p>17.2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6-01" calcext:value-type="date">
            <text:p>Jun-87</text:p>
          </table:table-cell>
          <table:table-cell table:style-name="ce10" office:value-type="float" office:value="17.2433751243479" calcext:value-type="float">
            <text:p>17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7-01" calcext:value-type="date">
            <text:p>Jul-87</text:p>
          </table:table-cell>
          <table:table-cell table:style-name="ce10" office:value-type="float" office:value="17.0314771537477" calcext:value-type="float">
            <text:p>17.0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8-01" calcext:value-type="date">
            <text:p>Aug-87</text:p>
          </table:table-cell>
          <table:table-cell table:style-name="ce10" office:value-type="float" office:value="16.9120178951543" calcext:value-type="float">
            <text:p>16.9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09-01" calcext:value-type="date">
            <text:p>Sep-87</text:p>
          </table:table-cell>
          <table:table-cell table:style-name="ce10" office:value-type="float" office:value="16.9290835035248" calcext:value-type="float">
            <text:p>16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10-01" calcext:value-type="date">
            <text:p>Oct-87</text:p>
          </table:table-cell>
          <table:table-cell table:style-name="ce10" office:value-type="float" office:value="17.0314771537477" calcext:value-type="float">
            <text:p>17.0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7-11-01" calcext:value-type="date">
            <text:p>Nov-87</text:p>
          </table:table-cell>
          <table:table-cell table:style-name="ce10" office:value-type="float" office:value="17.0997395872297" calcext:value-type="float">
            <text:p>17.10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7-12-01" calcext:value-type="date">
            <text:p>Dec-87</text:p>
          </table:table-cell>
          <table:table-cell table:style-name="ce10" office:value-type="float" office:value="17.1168051956001" calcext:value-type="float">
            <text:p>17.12</text:p>
          </table:table-cell>
          <table:table-cell table:formula="of:=[.C88]+1" office:value-type="float" office:value="1987" calcext:value-type="float">
            <text:p>1987</text:p>
          </table:table-cell>
          <table:table-cell table:formula="of:=AVERAGE([.B89:.B100])" office:value-type="float" office:value="17.086156383986" calcext:value-type="float">
            <text:p>17.08615638398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8-01-01" calcext:value-type="date">
            <text:p>Jan-88</text:p>
          </table:table-cell>
          <table:table-cell table:style-name="ce10" office:value-type="float" office:value="17.4751829713804" calcext:value-type="float">
            <text:p>17.4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2-01" calcext:value-type="date">
            <text:p>Feb-88</text:p>
          </table:table-cell>
          <table:table-cell table:style-name="ce10" office:value-type="float" office:value="17.355723712787" calcext:value-type="float">
            <text:p>17.3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3-01" calcext:value-type="date">
            <text:p>Mar-88</text:p>
          </table:table-cell>
          <table:table-cell table:style-name="ce10" office:value-type="float" office:value="17.3045268876755" calcext:value-type="float">
            <text:p>17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4-01" calcext:value-type="date">
            <text:p>Apr-88</text:p>
          </table:table-cell>
          <table:table-cell table:style-name="ce10" office:value-type="float" office:value="17.5946422299738" calcext:value-type="float">
            <text:p>17.5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5-01" calcext:value-type="date">
            <text:p>May-88</text:p>
          </table:table-cell>
          <table:table-cell table:style-name="ce10" office:value-type="float" office:value="17.7141014885672" calcext:value-type="float">
            <text:p>17.7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6-01" calcext:value-type="date">
            <text:p>Jun-88</text:p>
          </table:table-cell>
          <table:table-cell table:style-name="ce10" office:value-type="float" office:value="18.2943321731639" calcext:value-type="float">
            <text:p>18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7-01" calcext:value-type="date">
            <text:p>Jul-88</text:p>
          </table:table-cell>
          <table:table-cell table:style-name="ce10" office:value-type="float" office:value="18.891628466131" calcext:value-type="float">
            <text:p>18.8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8-01" calcext:value-type="date">
            <text:p>Aug-88</text:p>
          </table:table-cell>
          <table:table-cell table:style-name="ce10" office:value-type="float" office:value="19.4206623256161" calcext:value-type="float">
            <text:p>19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09-01" calcext:value-type="date">
            <text:p>Sep-88</text:p>
          </table:table-cell>
          <table:table-cell table:style-name="ce10" office:value-type="float" office:value="19.8473025348783" calcext:value-type="float">
            <text:p>19.8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10-01" calcext:value-type="date">
            <text:p>Oct-88</text:p>
          </table:table-cell>
          <table:table-cell table:style-name="ce10" office:value-type="float" office:value="20.0520898353242" calcext:value-type="float">
            <text:p>20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8-11-01" calcext:value-type="date">
            <text:p>Nov-88</text:p>
          </table:table-cell>
          <table:table-cell table:style-name="ce10" office:value-type="float" office:value="20.0350242269537" calcext:value-type="float">
            <text:p>20.04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8-12-01" calcext:value-type="date">
            <text:p>Dec-88</text:p>
          </table:table-cell>
          <table:table-cell table:style-name="ce10" office:value-type="float" office:value="19.8131713181374" calcext:value-type="float">
            <text:p>19.81</text:p>
          </table:table-cell>
          <table:table-cell table:formula="of:=[.C100]+1" office:value-type="float" office:value="1988" calcext:value-type="float">
            <text:p>1988</text:p>
          </table:table-cell>
          <table:table-cell table:formula="of:=AVERAGE([.B101:.B112])" office:value-type="float" office:value="18.6498656808824" calcext:value-type="float">
            <text:p>18.6498656808824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89-01-01" calcext:value-type="date">
            <text:p>Jan-89</text:p>
          </table:table-cell>
          <table:table-cell table:style-name="ce10" office:value-type="float" office:value="19.9326305767308" calcext:value-type="float">
            <text:p>19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2-01" calcext:value-type="date">
            <text:p>Feb-89</text:p>
          </table:table-cell>
          <table:table-cell table:style-name="ce10" office:value-type="float" office:value="20.2398115273996" calcext:value-type="float">
            <text:p>20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3-01" calcext:value-type="date">
            <text:p>Mar-89</text:p>
          </table:table-cell>
          <table:table-cell table:style-name="ce10" office:value-type="float" office:value="20.2227459190291" calcext:value-type="float">
            <text:p>20.2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4-01" calcext:value-type="date">
            <text:p>Apr-89</text:p>
          </table:table-cell>
          <table:table-cell table:style-name="ce10" office:value-type="float" office:value="20.7688453868847" calcext:value-type="float">
            <text:p>20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5-01" calcext:value-type="date">
            <text:p>May-89</text:p>
          </table:table-cell>
          <table:table-cell table:style-name="ce10" office:value-type="float" office:value="20.8712390371077" calcext:value-type="float">
            <text:p>20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6-01" calcext:value-type="date">
            <text:p>Jun-89</text:p>
          </table:table-cell>
          <table:table-cell table:style-name="ce10" office:value-type="float" office:value="20.9224358622191" calcext:value-type="float">
            <text:p>20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7-01" calcext:value-type="date">
            <text:p>Jul-89</text:p>
          </table:table-cell>
          <table:table-cell table:style-name="ce10" office:value-type="float" office:value="21.161354379406" calcext:value-type="float">
            <text:p>21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8-01" calcext:value-type="date">
            <text:p>Aug-89</text:p>
          </table:table-cell>
          <table:table-cell table:style-name="ce10" office:value-type="float" office:value="21.1442887710355" calcext:value-type="float">
            <text:p>21.1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09-01" calcext:value-type="date">
            <text:p>Sep-89</text:p>
          </table:table-cell>
          <table:table-cell table:style-name="ce10" office:value-type="float" office:value="21.5026665468157" calcext:value-type="float">
            <text:p>21.5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10-01" calcext:value-type="date">
            <text:p>Oct-89</text:p>
          </table:table-cell>
          <table:table-cell table:style-name="ce10" office:value-type="float" office:value="21.5709289802977" calcext:value-type="float">
            <text:p>21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89-11-01" calcext:value-type="date">
            <text:p>Nov-89</text:p>
          </table:table-cell>
          <table:table-cell table:style-name="ce10" office:value-type="float" office:value="21.861044322596" calcext:value-type="float">
            <text:p>21.8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89-12-01" calcext:value-type="date">
            <text:p>Dec-89</text:p>
          </table:table-cell>
          <table:table-cell table:style-name="ce10" office:value-type="float" office:value="21.9634379728189" calcext:value-type="float">
            <text:p>21.96</text:p>
          </table:table-cell>
          <table:table-cell table:formula="of:=[.C112]+1" office:value-type="float" office:value="1989" calcext:value-type="float">
            <text:p>1989</text:p>
          </table:table-cell>
          <table:table-cell table:formula="of:=AVERAGE([.B113:.B124])" office:value-type="float" office:value="21.0134524401951" calcext:value-type="float">
            <text:p>21.0134524401951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0-01-01" calcext:value-type="date">
            <text:p>Jan-90</text:p>
          </table:table-cell>
          <table:table-cell table:style-name="ce10" office:value-type="float" office:value="22.5095374406746" calcext:value-type="float">
            <text:p>22.5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2-01" calcext:value-type="date">
            <text:p>Feb-90</text:p>
          </table:table-cell>
          <table:table-cell table:style-name="ce10" office:value-type="float" office:value="22.7655215662319" calcext:value-type="float">
            <text:p>22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3-01" calcext:value-type="date">
            <text:p>Mar-90</text:p>
          </table:table-cell>
          <table:table-cell table:style-name="ce10" office:value-type="float" office:value="23.0727025169007" calcext:value-type="float">
            <text:p>23.0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4-01" calcext:value-type="date">
            <text:p>Apr-90</text:p>
          </table:table-cell>
          <table:table-cell table:style-name="ce10" office:value-type="float" office:value="23.0215056917892" calcext:value-type="float">
            <text:p>23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5-01" calcext:value-type="date">
            <text:p>May-90</text:p>
          </table:table-cell>
          <table:table-cell table:style-name="ce10" office:value-type="float" office:value="23.1580305587531" calcext:value-type="float">
            <text:p>23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6-01" calcext:value-type="date">
            <text:p>Jun-90</text:p>
          </table:table-cell>
          <table:table-cell table:style-name="ce10" office:value-type="float" office:value="23.1068337336417" calcext:value-type="float">
            <text:p>23.1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7-01" calcext:value-type="date">
            <text:p>Jul-90</text:p>
          </table:table-cell>
          <table:table-cell table:style-name="ce10" office:value-type="float" office:value="23.8747861103137" calcext:value-type="float">
            <text:p>23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8-01" calcext:value-type="date">
            <text:p>Aug-90</text:p>
          </table:table-cell>
          <table:table-cell table:style-name="ce10" office:value-type="float" office:value="23.8747861103137" calcext:value-type="float">
            <text:p>23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09-01" calcext:value-type="date">
            <text:p>Sep-90</text:p>
          </table:table-cell>
          <table:table-cell table:style-name="ce10" office:value-type="float" office:value="24.932853829284" calcext:value-type="float">
            <text:p>24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10-01" calcext:value-type="date">
            <text:p>Oct-90</text:p>
          </table:table-cell>
          <table:table-cell table:style-name="ce10" office:value-type="float" office:value="25.0181818711364" calcext:value-type="float">
            <text:p>25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0-11-01" calcext:value-type="date">
            <text:p>Nov-90</text:p>
          </table:table-cell>
          <table:table-cell table:style-name="ce10" office:value-type="float" office:value="25.4618876887691" calcext:value-type="float">
            <text:p>25.4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0-12-01" calcext:value-type="date">
            <text:p>Dec-90</text:p>
          </table:table-cell>
          <table:table-cell table:style-name="ce10" office:value-type="float" office:value="25.3765596469167" calcext:value-type="float">
            <text:p>25.38</text:p>
          </table:table-cell>
          <table:table-cell table:formula="of:=[.C124]+1" office:value-type="float" office:value="1990" calcext:value-type="float">
            <text:p>1990</text:p>
          </table:table-cell>
          <table:table-cell table:formula="of:=AVERAGE([.B125:.B136])" office:value-type="float" office:value="23.8477655637271" calcext:value-type="float">
            <text:p>23.8477655637271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1-01-01" calcext:value-type="date">
            <text:p>Jan-91</text:p>
          </table:table-cell>
          <table:table-cell table:style-name="ce10" office:value-type="float" office:value="25.9397247231428" calcext:value-type="float">
            <text:p>25.9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2-01" calcext:value-type="date">
            <text:p>Feb-91</text:p>
          </table:table-cell>
          <table:table-cell table:style-name="ce10" office:value-type="float" office:value="25.7690686394379" calcext:value-type="float">
            <text:p>25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3-01" calcext:value-type="date">
            <text:p>Mar-91</text:p>
          </table:table-cell>
          <table:table-cell table:style-name="ce10" office:value-type="float" office:value="25.4277564720281" calcext:value-type="float">
            <text:p>25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4-01" calcext:value-type="date">
            <text:p>Apr-91</text:p>
          </table:table-cell>
          <table:table-cell table:style-name="ce10" office:value-type="float" office:value="25.3082972134347" calcext:value-type="float">
            <text:p>25.3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5-01" calcext:value-type="date">
            <text:p>May-91</text:p>
          </table:table-cell>
          <table:table-cell table:style-name="ce10" office:value-type="float" office:value="24.9499194376544" calcext:value-type="float">
            <text:p>24.9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6-01" calcext:value-type="date">
            <text:p>Jun-91</text:p>
          </table:table-cell>
          <table:table-cell table:style-name="ce10" office:value-type="float" office:value="25.0864443046184" calcext:value-type="float">
            <text:p>25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7-01" calcext:value-type="date">
            <text:p>Jul-91</text:p>
          </table:table-cell>
          <table:table-cell table:style-name="ce10" office:value-type="float" office:value="25.9226591147723" calcext:value-type="float">
            <text:p>25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8-01" calcext:value-type="date">
            <text:p>Aug-91</text:p>
          </table:table-cell>
          <table:table-cell table:style-name="ce10" office:value-type="float" office:value="25.6154781641035" calcext:value-type="float">
            <text:p>25.6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09-01" calcext:value-type="date">
            <text:p>Sep-91</text:p>
          </table:table-cell>
          <table:table-cell table:style-name="ce10" office:value-type="float" office:value="25.564281338992" calcext:value-type="float">
            <text:p>25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10-01" calcext:value-type="date">
            <text:p>Oct-91</text:p>
          </table:table-cell>
          <table:table-cell table:style-name="ce10" office:value-type="float" office:value="25.598412555733" calcext:value-type="float">
            <text:p>25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1-11-01" calcext:value-type="date">
            <text:p>Nov-91</text:p>
          </table:table-cell>
          <table:table-cell table:style-name="ce10" office:value-type="float" office:value="25.632543772474" calcext:value-type="float">
            <text:p>25.6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1-12-01" calcext:value-type="date">
            <text:p>Dec-91</text:p>
          </table:table-cell>
          <table:table-cell table:style-name="ce10" office:value-type="float" office:value="25.3936252552872" calcext:value-type="float">
            <text:p>25.39</text:p>
          </table:table-cell>
          <table:table-cell table:formula="of:=[.C136]+1" office:value-type="float" office:value="1991" calcext:value-type="float">
            <text:p>1991</text:p>
          </table:table-cell>
          <table:table-cell table:formula="of:=AVERAGE([.B137:.B148])" office:value-type="float" office:value="25.5173509159732" calcext:value-type="float">
            <text:p>25.517350915973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2-01-01" calcext:value-type="date">
            <text:p>Jan-92</text:p>
          </table:table-cell>
          <table:table-cell table:style-name="ce10" office:value-type="float" office:value="25.7008062059559" calcext:value-type="float">
            <text:p>25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2-01" calcext:value-type="date">
            <text:p>Feb-92</text:p>
          </table:table-cell>
          <table:table-cell table:style-name="ce10" office:value-type="float" office:value="25.8202654645494" calcext:value-type="float">
            <text:p>25.8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3-01" calcext:value-type="date">
            <text:p>Mar-92</text:p>
          </table:table-cell>
          <table:table-cell table:style-name="ce10" office:value-type="float" office:value="25.8543966812903" calcext:value-type="float">
            <text:p>25.8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4-01" calcext:value-type="date">
            <text:p>Apr-92</text:p>
          </table:table-cell>
          <table:table-cell table:style-name="ce10" office:value-type="float" office:value="25.7690686394379" calcext:value-type="float">
            <text:p>25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5-01" calcext:value-type="date">
            <text:p>May-92</text:p>
          </table:table-cell>
          <table:table-cell table:style-name="ce10" office:value-type="float" office:value="26.1274464152182" calcext:value-type="float">
            <text:p>26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6-01" calcext:value-type="date">
            <text:p>Jun-92</text:p>
          </table:table-cell>
          <table:table-cell table:style-name="ce10" office:value-type="float" office:value="26.6906114914443" calcext:value-type="float">
            <text:p>26.6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7-01" calcext:value-type="date">
            <text:p>Jul-92</text:p>
          </table:table-cell>
          <table:table-cell table:style-name="ce10" office:value-type="float" office:value="26.835327850426" calcext:value-type="float">
            <text:p>26.8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8-01" calcext:value-type="date">
            <text:p>Aug-92</text:p>
          </table:table-cell>
          <table:table-cell table:style-name="ce10" office:value-type="float" office:value="27.2481790481249" calcext:value-type="float">
            <text:p>27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09-01" calcext:value-type="date">
            <text:p>Sep-92</text:p>
          </table:table-cell>
          <table:table-cell table:style-name="ce10" office:value-type="float" office:value="27.4546046469743" calcext:value-type="float">
            <text:p>27.4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10-01" calcext:value-type="date">
            <text:p>Oct-92</text:p>
          </table:table-cell>
          <table:table-cell table:style-name="ce10" office:value-type="float" office:value="27.5062110466867" calcext:value-type="float">
            <text:p>27.5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2-11-01" calcext:value-type="date">
            <text:p>Nov-92</text:p>
          </table:table-cell>
          <table:table-cell table:style-name="ce10" office:value-type="float" office:value="27.557817446399" calcext:value-type="float">
            <text:p>27.5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2-12-01" calcext:value-type="date">
            <text:p>Dec-92</text:p>
          </table:table-cell>
          <table:table-cell table:style-name="ce10" office:value-type="float" office:value="27.7642430452485" calcext:value-type="float">
            <text:p>27.76</text:p>
          </table:table-cell>
          <table:table-cell table:formula="of:=[.C148]+1" office:value-type="float" office:value="1992" calcext:value-type="float">
            <text:p>1992</text:p>
          </table:table-cell>
          <table:table-cell table:formula="of:=AVERAGE([.B149:.B160])" office:value-type="float" office:value="26.6940814984796" calcext:value-type="float">
            <text:p>26.694081498479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3-01-01" calcext:value-type="date">
            <text:p>Jan-93</text:p>
          </table:table-cell>
          <table:table-cell table:style-name="ce10" office:value-type="float" office:value="28.125487843235" calcext:value-type="float">
            <text:p>28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2-01" calcext:value-type="date">
            <text:p>Feb-93</text:p>
          </table:table-cell>
          <table:table-cell table:style-name="ce10" office:value-type="float" office:value="28.4351262415091" calcext:value-type="float">
            <text:p>28.4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3-01" calcext:value-type="date">
            <text:p>Mar-93</text:p>
          </table:table-cell>
          <table:table-cell table:style-name="ce10" office:value-type="float" office:value="28.56414224079" calcext:value-type="float">
            <text:p>28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4-01" calcext:value-type="date">
            <text:p>Apr-93</text:p>
          </table:table-cell>
          <table:table-cell table:style-name="ce10" office:value-type="float" office:value="28.6673550402147" calcext:value-type="float">
            <text:p>28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5-01" calcext:value-type="date">
            <text:p>May-93</text:p>
          </table:table-cell>
          <table:table-cell table:style-name="ce10" office:value-type="float" office:value="29.4156478360439" calcext:value-type="float">
            <text:p>29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6-01" calcext:value-type="date">
            <text:p>Jun-93</text:p>
          </table:table-cell>
          <table:table-cell table:style-name="ce10" office:value-type="float" office:value="29.5962702350372" calcext:value-type="float">
            <text:p>29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7-01" calcext:value-type="date">
            <text:p>Jul-93</text:p>
          </table:table-cell>
          <table:table-cell table:style-name="ce10" office:value-type="float" office:value="29.7768926340304" calcext:value-type="float">
            <text:p>29.7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8-01" calcext:value-type="date">
            <text:p>Aug-93</text:p>
          </table:table-cell>
          <table:table-cell table:style-name="ce10" office:value-type="float" office:value="30.009121432736" calcext:value-type="float">
            <text:p>30.0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09-01" calcext:value-type="date">
            <text:p>Sep-93</text:p>
          </table:table-cell>
          <table:table-cell table:style-name="ce10" office:value-type="float" office:value="30.2413502314416" calcext:value-type="float">
            <text:p>30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10-01" calcext:value-type="date">
            <text:p>Oct-93</text:p>
          </table:table-cell>
          <table:table-cell table:style-name="ce10" office:value-type="float" office:value="30.2671534312978" calcext:value-type="float">
            <text:p>30.2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3-11-01" calcext:value-type="date">
            <text:p>Nov-93</text:p>
          </table:table-cell>
          <table:table-cell table:style-name="ce10" office:value-type="float" office:value="30.4219726304349" calcext:value-type="float">
            <text:p>30.42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3-12-01" calcext:value-type="date">
            <text:p>Dec-93</text:p>
          </table:table-cell>
          <table:table-cell table:style-name="ce10" office:value-type="float" office:value="30.576791829572" calcext:value-type="float">
            <text:p>30.58</text:p>
          </table:table-cell>
          <table:table-cell table:formula="of:=[.C160]+1" office:value-type="float" office:value="1993" calcext:value-type="float">
            <text:p>1993</text:p>
          </table:table-cell>
          <table:table-cell table:formula="of:=AVERAGE([.B161:.B172])" office:value-type="float" office:value="29.5081093021952" calcext:value-type="float">
            <text:p>29.508109302195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4-01-01" calcext:value-type="date">
            <text:p>Jan-94</text:p>
          </table:table-cell>
          <table:table-cell table:style-name="ce10" office:value-type="float" office:value="30.8090206282776" calcext:value-type="float">
            <text:p>30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2-01" calcext:value-type="date">
            <text:p>Feb-94</text:p>
          </table:table-cell>
          <table:table-cell table:style-name="ce10" office:value-type="float" office:value="30.9380366275585" calcext:value-type="float">
            <text:p>30.9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3-01" calcext:value-type="date">
            <text:p>Mar-94</text:p>
          </table:table-cell>
          <table:table-cell table:style-name="ce10" office:value-type="float" office:value="31.1702654262641" calcext:value-type="float">
            <text:p>31.1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4-01" calcext:value-type="date">
            <text:p>Apr-94</text:p>
          </table:table-cell>
          <table:table-cell table:style-name="ce10" office:value-type="float" office:value="31.2218718259764" calcext:value-type="float">
            <text:p>31.2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5-01" calcext:value-type="date">
            <text:p>May-94</text:p>
          </table:table-cell>
          <table:table-cell table:style-name="ce10" office:value-type="float" office:value="31.6347230236753" calcext:value-type="float">
            <text:p>31.6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6-01" calcext:value-type="date">
            <text:p>Jun-94</text:p>
          </table:table-cell>
          <table:table-cell table:style-name="ce10" office:value-type="float" office:value="31.7895422228124" calcext:value-type="float">
            <text:p>31.7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7-01" calcext:value-type="date">
            <text:p>Jul-94</text:p>
          </table:table-cell>
          <table:table-cell table:style-name="ce10" office:value-type="float" office:value="31.7895422228124" calcext:value-type="float">
            <text:p>31.7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8-01" calcext:value-type="date">
            <text:p>Aug-94</text:p>
          </table:table-cell>
          <table:table-cell table:style-name="ce10" office:value-type="float" office:value="31.9443614219495" calcext:value-type="float">
            <text:p>31.9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09-01" calcext:value-type="date">
            <text:p>Sep-94</text:p>
          </table:table-cell>
          <table:table-cell table:style-name="ce10" office:value-type="float" office:value="32.0475742213742" calcext:value-type="float">
            <text:p>32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10-01" calcext:value-type="date">
            <text:p>Oct-94</text:p>
          </table:table-cell>
          <table:table-cell table:style-name="ce10" office:value-type="float" office:value="32.0475742213742" calcext:value-type="float">
            <text:p>32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4-11-01" calcext:value-type="date">
            <text:p>Nov-94</text:p>
          </table:table-cell>
          <table:table-cell table:style-name="ce10" office:value-type="float" office:value="32.2281966203674" calcext:value-type="float">
            <text:p>32.2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4-12-01" calcext:value-type="date">
            <text:p>Dec-94</text:p>
          </table:table-cell>
          <table:table-cell table:style-name="ce10" office:value-type="float" office:value="32.4088190193607" calcext:value-type="float">
            <text:p>32.41</text:p>
          </table:table-cell>
          <table:table-cell table:formula="of:=[.C172]+1" office:value-type="float" office:value="1994" calcext:value-type="float">
            <text:p>1994</text:p>
          </table:table-cell>
          <table:table-cell table:formula="of:=AVERAGE([.B173:.B184])" office:value-type="float" office:value="31.6691272901502" calcext:value-type="float">
            <text:p>31.669127290150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5-01-01" calcext:value-type="date">
            <text:p>Jan-95</text:p>
          </table:table-cell>
          <table:table-cell table:style-name="ce10" office:value-type="float" office:value="32.744260617491" calcext:value-type="float">
            <text:p>32.7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2-01" calcext:value-type="date">
            <text:p>Feb-95</text:p>
          </table:table-cell>
          <table:table-cell table:style-name="ce10" office:value-type="float" office:value="32.8732766167719" calcext:value-type="float">
            <text:p>32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3-01" calcext:value-type="date">
            <text:p>Mar-95</text:p>
          </table:table-cell>
          <table:table-cell table:style-name="ce10" office:value-type="float" office:value="33.0797022156213" calcext:value-type="float">
            <text:p>33.0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4-01" calcext:value-type="date">
            <text:p>Apr-95</text:p>
          </table:table-cell>
          <table:table-cell table:style-name="ce10" office:value-type="float" office:value="33.2345214147584" calcext:value-type="float">
            <text:p>33.2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5-01" calcext:value-type="date">
            <text:p>May-95</text:p>
          </table:table-cell>
          <table:table-cell table:style-name="ce10" office:value-type="float" office:value="33.2861278144708" calcext:value-type="float">
            <text:p>33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6-01" calcext:value-type="date">
            <text:p>Jun-95</text:p>
          </table:table-cell>
          <table:table-cell table:style-name="ce10" office:value-type="float" office:value="33.4925534133202" calcext:value-type="float">
            <text:p>33.4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7-01" calcext:value-type="date">
            <text:p>Jul-95</text:p>
          </table:table-cell>
          <table:table-cell table:style-name="ce10" office:value-type="float" office:value="33.5441598130326" calcext:value-type="float">
            <text:p>33.5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8-01" calcext:value-type="date">
            <text:p>Aug-95</text:p>
          </table:table-cell>
          <table:table-cell table:style-name="ce10" office:value-type="float" office:value="33.9054046110191" calcext:value-type="float">
            <text:p>33.9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09-01" calcext:value-type="date">
            <text:p>Sep-95</text:p>
          </table:table-cell>
          <table:table-cell table:style-name="ce10" office:value-type="float" office:value="33.9828142105876" calcext:value-type="float">
            <text:p>33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10-01" calcext:value-type="date">
            <text:p>Oct-95</text:p>
          </table:table-cell>
          <table:table-cell table:style-name="ce10" office:value-type="float" office:value="34.1634366095808" calcext:value-type="float">
            <text:p>34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5-11-01" calcext:value-type="date">
            <text:p>Nov-95</text:p>
          </table:table-cell>
          <table:table-cell table:style-name="ce10" office:value-type="float" office:value="34.2924526088617" calcext:value-type="float">
            <text:p>34.29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5-12-01" calcext:value-type="date">
            <text:p>Dec-95</text:p>
          </table:table-cell>
          <table:table-cell table:style-name="ce10" office:value-type="float" office:value="34.3440590085741" calcext:value-type="float">
            <text:p>34.34</text:p>
          </table:table-cell>
          <table:table-cell table:formula="of:=[.C184]+1" office:value-type="float" office:value="1995" calcext:value-type="float">
            <text:p>1995</text:p>
          </table:table-cell>
          <table:table-cell table:formula="of:=AVERAGE([.B185:.B196])" office:value-type="float" office:value="33.5785640795075" calcext:value-type="float">
            <text:p>33.5785640795075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6-01-01" calcext:value-type="date">
            <text:p>Jan-96</text:p>
          </table:table-cell>
          <table:table-cell table:style-name="ce10" office:value-type="float" office:value="34.4988782077112" calcext:value-type="float">
            <text:p>34.5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2-01" calcext:value-type="date">
            <text:p>Feb-96</text:p>
          </table:table-cell>
          <table:table-cell table:style-name="ce10" office:value-type="float" office:value="34.6536974068482" calcext:value-type="float">
            <text:p>34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3-01" calcext:value-type="date">
            <text:p>Mar-96</text:p>
          </table:table-cell>
          <table:table-cell table:style-name="ce10" office:value-type="float" office:value="34.6536974068482" calcext:value-type="float">
            <text:p>34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4-01" calcext:value-type="date">
            <text:p>Apr-96</text:p>
          </table:table-cell>
          <table:table-cell table:style-name="ce10" office:value-type="float" office:value="34.8085166059853" calcext:value-type="float">
            <text:p>34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5-01" calcext:value-type="date">
            <text:p>May-96</text:p>
          </table:table-cell>
          <table:table-cell table:style-name="ce10" office:value-type="float" office:value="34.9891390049786" calcext:value-type="float">
            <text:p>34.9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6-01" calcext:value-type="date">
            <text:p>Jun-96</text:p>
          </table:table-cell>
          <table:table-cell table:style-name="ce10" office:value-type="float" office:value="36.0212669992257" calcext:value-type="float">
            <text:p>36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7-01" calcext:value-type="date">
            <text:p>Jul-96</text:p>
          </table:table-cell>
          <table:table-cell table:style-name="ce10" office:value-type="float" office:value="36.2276925980752" calcext:value-type="float">
            <text:p>36.2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8-01" calcext:value-type="date">
            <text:p>Aug-96</text:p>
          </table:table-cell>
          <table:table-cell table:style-name="ce10" office:value-type="float" office:value="36.5631341962055" calcext:value-type="float">
            <text:p>36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09-01" calcext:value-type="date">
            <text:p>Sep-96</text:p>
          </table:table-cell>
          <table:table-cell table:style-name="ce10" office:value-type="float" office:value="36.5631341962055" calcext:value-type="float">
            <text:p>36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10-01" calcext:value-type="date">
            <text:p>Oct-96</text:p>
          </table:table-cell>
          <table:table-cell table:style-name="ce10" office:value-type="float" office:value="36.7179533953426" calcext:value-type="float">
            <text:p>36.7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6-11-01" calcext:value-type="date">
            <text:p>Nov-96</text:p>
          </table:table-cell>
          <table:table-cell table:style-name="ce10" office:value-type="float" office:value="36.7695597950549" calcext:value-type="float">
            <text:p>36.77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6-12-01" calcext:value-type="date">
            <text:p>Dec-96</text:p>
          </table:table-cell>
          <table:table-cell table:style-name="ce10" office:value-type="float" office:value="36.8727725944796" calcext:value-type="float">
            <text:p>36.87</text:p>
          </table:table-cell>
          <table:table-cell table:formula="of:=[.C196]+1" office:value-type="float" office:value="1996" calcext:value-type="float">
            <text:p>1996</text:p>
          </table:table-cell>
          <table:table-cell table:formula="of:=AVERAGE([.B197:.B208])" office:value-type="float" office:value="35.7782868672467" calcext:value-type="float">
            <text:p>35.778286867246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7-01-01" calcext:value-type="date">
            <text:p>Jan-97</text:p>
          </table:table-cell>
          <table:table-cell table:style-name="ce10" office:value-type="float" office:value="37.646868590165" calcext:value-type="float">
            <text:p>37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2-01" calcext:value-type="date">
            <text:p>Feb-97</text:p>
          </table:table-cell>
          <table:table-cell table:style-name="ce10" office:value-type="float" office:value="37.646868590165" calcext:value-type="float">
            <text:p>37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3-01" calcext:value-type="date">
            <text:p>Mar-97</text:p>
          </table:table-cell>
          <table:table-cell table:style-name="ce10" office:value-type="float" office:value="37.7242781897335" calcext:value-type="float">
            <text:p>37.7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4-01" calcext:value-type="date">
            <text:p>Apr-97</text:p>
          </table:table-cell>
          <table:table-cell table:style-name="ce10" office:value-type="float" office:value="37.6984749898774" calcext:value-type="float">
            <text:p>37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5-01" calcext:value-type="date">
            <text:p>May-97</text:p>
          </table:table-cell>
          <table:table-cell table:style-name="ce10" office:value-type="float" office:value="37.8532941890144" calcext:value-type="float">
            <text:p>37.8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6-01" calcext:value-type="date">
            <text:p>Jun-97</text:p>
          </table:table-cell>
          <table:table-cell table:style-name="ce10" office:value-type="float" office:value="38.1629325872886" calcext:value-type="float">
            <text:p>38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7-01" calcext:value-type="date">
            <text:p>Jul-97</text:p>
          </table:table-cell>
          <table:table-cell table:style-name="ce10" office:value-type="float" office:value="38.3191451592179" calcext:value-type="float">
            <text:p>38.3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8-01" calcext:value-type="date">
            <text:p>Aug-97</text:p>
          </table:table-cell>
          <table:table-cell table:style-name="ce10" office:value-type="float" office:value="38.4307543198758" calcext:value-type="float">
            <text:p>38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09-01" calcext:value-type="date">
            <text:p>Sep-97</text:p>
          </table:table-cell>
          <table:table-cell table:style-name="ce10" office:value-type="float" office:value="38.5423634805337" calcext:value-type="float">
            <text:p>38.5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10-01" calcext:value-type="date">
            <text:p>Oct-97</text:p>
          </table:table-cell>
          <table:table-cell table:style-name="ce10" office:value-type="float" office:value="38.5051604269811" calcext:value-type="float">
            <text:p>38.5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7-11-01" calcext:value-type="date">
            <text:p>Nov-97</text:p>
          </table:table-cell>
          <table:table-cell table:style-name="ce10" office:value-type="float" office:value="38.5423634805337" calcext:value-type="float">
            <text:p>38.54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7-12-01" calcext:value-type="date">
            <text:p>Dec-97</text:p>
          </table:table-cell>
          <table:table-cell table:style-name="ce10" office:value-type="float" office:value="38.6539726411916" calcext:value-type="float">
            <text:p>38.65</text:p>
          </table:table-cell>
          <table:table-cell table:formula="of:=[.C208]+1" office:value-type="float" office:value="1997" calcext:value-type="float">
            <text:p>1997</text:p>
          </table:table-cell>
          <table:table-cell table:formula="of:=AVERAGE([.B209:.B220])" office:value-type="float" office:value="38.1438730537148" calcext:value-type="float">
            <text:p>38.1438730537148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8-01-01" calcext:value-type="date">
            <text:p>Jan-98</text:p>
          </table:table-cell>
          <table:table-cell table:style-name="ce10" office:value-type="float" office:value="39.2492214980338" calcext:value-type="float">
            <text:p>39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2-01" calcext:value-type="date">
            <text:p>Feb-98</text:p>
          </table:table-cell>
          <table:table-cell table:style-name="ce10" office:value-type="float" office:value="39.435236765797" calcext:value-type="float">
            <text:p>39.4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3-01" calcext:value-type="date">
            <text:p>Mar-98</text:p>
          </table:table-cell>
          <table:table-cell table:style-name="ce10" office:value-type="float" office:value="39.6956581406655" calcext:value-type="float">
            <text:p>39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4-01" calcext:value-type="date">
            <text:p>Apr-98</text:p>
          </table:table-cell>
          <table:table-cell table:style-name="ce10" office:value-type="float" office:value="39.956079515534" calcext:value-type="float">
            <text:p>39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5-01" calcext:value-type="date">
            <text:p>May-98</text:p>
          </table:table-cell>
          <table:table-cell table:style-name="ce10" office:value-type="float" office:value="40.1792978368498" calcext:value-type="float">
            <text:p>40.1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6-01" calcext:value-type="date">
            <text:p>Jun-98</text:p>
          </table:table-cell>
          <table:table-cell table:style-name="ce10" office:value-type="float" office:value="40.774546693692" calcext:value-type="float">
            <text:p>40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7-01" calcext:value-type="date">
            <text:p>Jul-98</text:p>
          </table:table-cell>
          <table:table-cell table:style-name="ce10" office:value-type="float" office:value="40.8117497472447" calcext:value-type="float">
            <text:p>40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8-01" calcext:value-type="date">
            <text:p>Aug-98</text:p>
          </table:table-cell>
          <table:table-cell table:style-name="ce10" office:value-type="float" office:value="40.9233589079026" calcext:value-type="float">
            <text:p>40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09-01" calcext:value-type="date">
            <text:p>Sep-98</text:p>
          </table:table-cell>
          <table:table-cell table:style-name="ce10" office:value-type="float" office:value="41.704623032508" calcext:value-type="float">
            <text:p>41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10-01" calcext:value-type="date">
            <text:p>Oct-98</text:p>
          </table:table-cell>
          <table:table-cell table:style-name="ce10" office:value-type="float" office:value="41.9278413538238" calcext:value-type="float">
            <text:p>41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8-11-01" calcext:value-type="date">
            <text:p>Nov-98</text:p>
          </table:table-cell>
          <table:table-cell table:style-name="ce10" office:value-type="float" office:value="42.0766535680344" calcext:value-type="float">
            <text:p>42.0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8-12-01" calcext:value-type="date">
            <text:p>Dec-98</text:p>
          </table:table-cell>
          <table:table-cell table:style-name="ce10" office:value-type="float" office:value="42.1882627286923" calcext:value-type="float">
            <text:p>42.19</text:p>
          </table:table-cell>
          <table:table-cell table:formula="of:=[.C220]+1" office:value-type="float" office:value="1998" calcext:value-type="float">
            <text:p>1998</text:p>
          </table:table-cell>
          <table:table-cell table:formula="of:=AVERAGE([.B221:.B232])" office:value-type="float" office:value="40.7435441490648" calcext:value-type="float">
            <text:p>40.7435441490648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1999-01-01" calcext:value-type="date">
            <text:p>Jan-99</text:p>
          </table:table-cell>
          <table:table-cell table:style-name="ce10" office:value-type="float" office:value="42.634699371324" calcext:value-type="float">
            <text:p>42.6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2-01" calcext:value-type="date">
            <text:p>Feb-99</text:p>
          </table:table-cell>
          <table:table-cell table:style-name="ce10" office:value-type="float" office:value="42.7463085319819" calcext:value-type="float">
            <text:p>42.7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3-01" calcext:value-type="date">
            <text:p>Mar-99</text:p>
          </table:table-cell>
          <table:table-cell table:style-name="ce10" office:value-type="float" office:value="42.8207146390872" calcext:value-type="float">
            <text:p>42.8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4-01" calcext:value-type="date">
            <text:p>Apr-99</text:p>
          </table:table-cell>
          <table:table-cell table:style-name="ce10" office:value-type="float" office:value="43.0067299068503" calcext:value-type="float">
            <text:p>43.0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5-01" calcext:value-type="date">
            <text:p>May-99</text:p>
          </table:table-cell>
          <table:table-cell table:style-name="ce10" office:value-type="float" office:value="43.0811360139556" calcext:value-type="float">
            <text:p>43.0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6-01" calcext:value-type="date">
            <text:p>Jun-99</text:p>
          </table:table-cell>
          <table:table-cell table:style-name="ce10" office:value-type="float" office:value="43.6763848707979" calcext:value-type="float">
            <text:p>43.6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7-01" calcext:value-type="date">
            <text:p>Jul-99</text:p>
          </table:table-cell>
          <table:table-cell table:style-name="ce10" office:value-type="float" office:value="43.8251970850084" calcext:value-type="float">
            <text:p>43.8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8-01" calcext:value-type="date">
            <text:p>Aug-99</text:p>
          </table:table-cell>
          <table:table-cell table:style-name="ce10" office:value-type="float" office:value="44.0112123527716" calcext:value-type="float">
            <text:p>44.0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09-01" calcext:value-type="date">
            <text:p>Sep-99</text:p>
          </table:table-cell>
          <table:table-cell table:style-name="ce10" office:value-type="float" office:value="44.0856184598769" calcext:value-type="float">
            <text:p>44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10-01" calcext:value-type="date">
            <text:p>Oct-99</text:p>
          </table:table-cell>
          <table:table-cell table:style-name="ce10" office:value-type="float" office:value="44.0856184598769" calcext:value-type="float">
            <text:p>44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1999-11-01" calcext:value-type="date">
            <text:p>Nov-99</text:p>
          </table:table-cell>
          <table:table-cell table:style-name="ce10" office:value-type="float" office:value="44.2344306740874" calcext:value-type="float">
            <text:p>44.2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1999-12-01" calcext:value-type="date">
            <text:p>Dec-99</text:p>
          </table:table-cell>
          <table:table-cell table:style-name="ce10" office:value-type="float" office:value="44.4948520489559" calcext:value-type="float">
            <text:p>44.49</text:p>
          </table:table-cell>
          <table:table-cell table:formula="of:=[.C232]+1" office:value-type="float" office:value="1999" calcext:value-type="float">
            <text:p>1999</text:p>
          </table:table-cell>
          <table:table-cell table:formula="of:=AVERAGE([.B233:.B244])" office:value-type="float" office:value="43.5585752012145" calcext:value-type="float">
            <text:p>43.5585752012145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0-01-01" calcext:value-type="date">
            <text:p>Jan-00</text:p>
          </table:table-cell>
          <table:table-cell table:style-name="ce10" office:value-type="float" office:value="44.6436642631665" calcext:value-type="float">
            <text:p>44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2-01" calcext:value-type="date">
            <text:p>Feb-00</text:p>
          </table:table-cell>
          <table:table-cell table:style-name="ce10" office:value-type="float" office:value="44.8668825844823" calcext:value-type="float">
            <text:p>44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3-01" calcext:value-type="date">
            <text:p>Mar-00</text:p>
          </table:table-cell>
          <table:table-cell table:style-name="ce10" office:value-type="float" office:value="45.0156947986928" calcext:value-type="float">
            <text:p>45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4-01" calcext:value-type="date">
            <text:p>Apr-00</text:p>
          </table:table-cell>
          <table:table-cell table:style-name="ce10" office:value-type="float" office:value="44.9784917451402" calcext:value-type="float">
            <text:p>44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5-01" calcext:value-type="date">
            <text:p>May-00</text:p>
          </table:table-cell>
          <table:table-cell table:style-name="ce10" office:value-type="float" office:value="45.0156947986928" calcext:value-type="float">
            <text:p>45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6-01" calcext:value-type="date">
            <text:p>Jun-00</text:p>
          </table:table-cell>
          <table:table-cell table:style-name="ce10" office:value-type="float" office:value="45.0156947986928" calcext:value-type="float">
            <text:p>45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7-01" calcext:value-type="date">
            <text:p>Jul-00</text:p>
          </table:table-cell>
          <table:table-cell table:style-name="ce10" office:value-type="float" office:value="45.1273039593508" calcext:value-type="float">
            <text:p>45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8-01" calcext:value-type="date">
            <text:p>Aug-00</text:p>
          </table:table-cell>
          <table:table-cell table:style-name="ce10" office:value-type="float" office:value="45.2761161735613" calcext:value-type="float">
            <text:p>45.2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09-01" calcext:value-type="date">
            <text:p>Sep-00</text:p>
          </table:table-cell>
          <table:table-cell table:style-name="ce10" office:value-type="float" office:value="45.3505222806666" calcext:value-type="float">
            <text:p>45.3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10-01" calcext:value-type="date">
            <text:p>Oct-00</text:p>
          </table:table-cell>
          <table:table-cell table:style-name="ce10" office:value-type="float" office:value="46.3550047265878" calcext:value-type="float">
            <text:p>46.3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0-11-01" calcext:value-type="date">
            <text:p>Nov-00</text:p>
          </table:table-cell>
          <table:table-cell table:style-name="ce10" office:value-type="float" office:value="46.4294108336931" calcext:value-type="float">
            <text:p>46.4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0-12-01" calcext:value-type="date">
            <text:p>Dec-00</text:p>
          </table:table-cell>
          <table:table-cell table:style-name="ce10" office:value-type="float" office:value="46.5782230479037" calcext:value-type="float">
            <text:p>46.58</text:p>
          </table:table-cell>
          <table:table-cell table:formula="of:=[.C244]+1" office:value-type="float" office:value="2000" calcext:value-type="float">
            <text:p>2000</text:p>
          </table:table-cell>
          <table:table-cell table:formula="of:=AVERAGE([.B245:.B256])" office:value-type="float" office:value="45.3877253342192" calcext:value-type="float">
            <text:p>45.387725334219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1-01-01" calcext:value-type="date">
            <text:p>Jan-01</text:p>
          </table:table-cell>
          <table:table-cell table:style-name="ce10" office:value-type="float" office:value="46.8386444227721" calcext:value-type="float">
            <text:p>46.8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2-01" calcext:value-type="date">
            <text:p>Feb-01</text:p>
          </table:table-cell>
          <table:table-cell table:style-name="ce10" office:value-type="float" office:value="47.061862744088" calcext:value-type="float">
            <text:p>47.0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3-01" calcext:value-type="date">
            <text:p>Mar-01</text:p>
          </table:table-cell>
          <table:table-cell table:style-name="ce10" office:value-type="float" office:value="46.9874566369827" calcext:value-type="float">
            <text:p>46.9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4-01" calcext:value-type="date">
            <text:p>Apr-01</text:p>
          </table:table-cell>
          <table:table-cell table:style-name="ce10" office:value-type="float" office:value="47.061862744088" calcext:value-type="float">
            <text:p>47.0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5-01" calcext:value-type="date">
            <text:p>May-01</text:p>
          </table:table-cell>
          <table:table-cell table:style-name="ce10" office:value-type="float" office:value="47.1734719047459" calcext:value-type="float">
            <text:p>47.1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6-01" calcext:value-type="date">
            <text:p>Jun-01</text:p>
          </table:table-cell>
          <table:table-cell table:style-name="ce10" office:value-type="float" office:value="47.5455024402723" calcext:value-type="float">
            <text:p>47.5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7-01" calcext:value-type="date">
            <text:p>Jul-01</text:p>
          </table:table-cell>
          <table:table-cell table:style-name="ce10" office:value-type="float" office:value="48.2523604577724" calcext:value-type="float">
            <text:p>48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8-01" calcext:value-type="date">
            <text:p>Aug-01</text:p>
          </table:table-cell>
          <table:table-cell table:style-name="ce10" office:value-type="float" office:value="48.3267665648777" calcext:value-type="float">
            <text:p>48.3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09-01" calcext:value-type="date">
            <text:p>Sep-01</text:p>
          </table:table-cell>
          <table:table-cell table:style-name="ce10" office:value-type="float" office:value="48.401172671983" calcext:value-type="float">
            <text:p>48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10-01" calcext:value-type="date">
            <text:p>Oct-01</text:p>
          </table:table-cell>
          <table:table-cell table:style-name="ce10" office:value-type="float" office:value="48.5499848861935" calcext:value-type="float">
            <text:p>48.5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1-11-01" calcext:value-type="date">
            <text:p>Nov-01</text:p>
          </table:table-cell>
          <table:table-cell table:style-name="ce10" office:value-type="float" office:value="48.7732032075094" calcext:value-type="float">
            <text:p>48.77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1-12-01" calcext:value-type="date">
            <text:p>Dec-01</text:p>
          </table:table-cell>
          <table:table-cell table:style-name="ce10" office:value-type="float" office:value="49.0336245823778" calcext:value-type="float">
            <text:p>49.03</text:p>
          </table:table-cell>
          <table:table-cell table:formula="of:=[.C256]+1" office:value-type="float" office:value="2001" calcext:value-type="float">
            <text:p>2001</text:p>
          </table:table-cell>
          <table:table-cell table:formula="of:=AVERAGE([.B257:.B268])" office:value-type="float" office:value="47.8338261053052" calcext:value-type="float">
            <text:p>47.833826105305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2-01-01" calcext:value-type="date">
            <text:p>Jan-02</text:p>
          </table:table-cell>
          <table:table-cell table:style-name="ce10" office:value-type="float" office:value="49.6660764927727" calcext:value-type="float">
            <text:p>49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2-01" calcext:value-type="date">
            <text:p>Feb-02</text:p>
          </table:table-cell>
          <table:table-cell table:style-name="ce10" office:value-type="float" office:value="50.1125131354043" calcext:value-type="float">
            <text:p>50.1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3-01" calcext:value-type="date">
            <text:p>Mar-02</text:p>
          </table:table-cell>
          <table:table-cell table:style-name="ce10" office:value-type="float" office:value="50.3729345102728" calcext:value-type="float">
            <text:p>50.3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4-01" calcext:value-type="date">
            <text:p>Apr-02</text:p>
          </table:table-cell>
          <table:table-cell table:style-name="ce10" office:value-type="float" office:value="50.4845436709307" calcext:value-type="float">
            <text:p>50.4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5-01" calcext:value-type="date">
            <text:p>May-02</text:p>
          </table:table-cell>
          <table:table-cell table:style-name="ce10" office:value-type="float" office:value="50.558949778036" calcext:value-type="float">
            <text:p>50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6-01" calcext:value-type="date">
            <text:p>Jun-02</text:p>
          </table:table-cell>
          <table:table-cell table:style-name="ce10" office:value-type="float" office:value="50.558949778036" calcext:value-type="float">
            <text:p>50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7-01" calcext:value-type="date">
            <text:p>Jul-02</text:p>
          </table:table-cell>
          <table:table-cell table:style-name="ce10" office:value-type="float" office:value="50.9564086006656" calcext:value-type="float">
            <text:p>50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8-01" calcext:value-type="date">
            <text:p>Aug-02</text:p>
          </table:table-cell>
          <table:table-cell table:style-name="ce10" office:value-type="float" office:value="51.203529883889" calcext:value-type="float">
            <text:p>51.2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09-01" calcext:value-type="date">
            <text:p>Sep-02</text:p>
          </table:table-cell>
          <table:table-cell table:style-name="ce10" office:value-type="float" office:value="51.4012269104678" calcext:value-type="float">
            <text:p>51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10-01" calcext:value-type="date">
            <text:p>Oct-02</text:p>
          </table:table-cell>
          <table:table-cell table:style-name="ce10" office:value-type="float" office:value="51.8954694769146" calcext:value-type="float">
            <text:p>51.9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2-11-01" calcext:value-type="date">
            <text:p>Nov-02</text:p>
          </table:table-cell>
          <table:table-cell table:style-name="ce10" office:value-type="float" office:value="51.8460452202699" calcext:value-type="float">
            <text:p>51.85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2-12-01" calcext:value-type="date">
            <text:p>Dec-02</text:p>
          </table:table-cell>
          <table:table-cell table:style-name="ce10" office:value-type="float" office:value="51.7966209636252" calcext:value-type="float">
            <text:p>51.80</text:p>
          </table:table-cell>
          <table:table-cell table:formula="of:=[.C268]+1" office:value-type="float" office:value="2002" calcext:value-type="float">
            <text:p>2002</text:p>
          </table:table-cell>
          <table:table-cell table:formula="of:=AVERAGE([.B269:.B280])" office:value-type="float" office:value="50.9044390351071" calcext:value-type="float">
            <text:p>50.9044390351071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3-01-01" calcext:value-type="date">
            <text:p>Jan-03</text:p>
          </table:table-cell>
          <table:table-cell table:style-name="ce10" office:value-type="float" office:value="52.142590760138" calcext:value-type="float">
            <text:p>52.1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2-01" calcext:value-type="date">
            <text:p>Feb-03</text:p>
          </table:table-cell>
          <table:table-cell table:style-name="ce10" office:value-type="float" office:value="52.2414392734273" calcext:value-type="float">
            <text:p>52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3-01" calcext:value-type="date">
            <text:p>Mar-03</text:p>
          </table:table-cell>
          <table:table-cell table:style-name="ce10" office:value-type="float" office:value="52.1920150167826" calcext:value-type="float">
            <text:p>52.1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4-01" calcext:value-type="date">
            <text:p>Apr-03</text:p>
          </table:table-cell>
          <table:table-cell table:style-name="ce10" office:value-type="float" office:value="52.290863530072" calcext:value-type="float">
            <text:p>52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5-01" calcext:value-type="date">
            <text:p>May-03</text:p>
          </table:table-cell>
          <table:table-cell table:style-name="ce10" office:value-type="float" office:value="52.6368333265848" calcext:value-type="float">
            <text:p>52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6-01" calcext:value-type="date">
            <text:p>Jun-03</text:p>
          </table:table-cell>
          <table:table-cell table:style-name="ce10" office:value-type="float" office:value="52.8345303531635" calcext:value-type="float">
            <text:p>52.8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7-01" calcext:value-type="date">
            <text:p>Jul-03</text:p>
          </table:table-cell>
          <table:table-cell table:style-name="ce10" office:value-type="float" office:value="53.1310758930316" calcext:value-type="float">
            <text:p>53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8-01" calcext:value-type="date">
            <text:p>Aug-03</text:p>
          </table:table-cell>
          <table:table-cell table:style-name="ce10" office:value-type="float" office:value="53.0816516363869" calcext:value-type="float">
            <text:p>53.0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09-01" calcext:value-type="date">
            <text:p>Sep-03</text:p>
          </table:table-cell>
          <table:table-cell table:style-name="ce10" office:value-type="float" office:value="53.3287729196103" calcext:value-type="float">
            <text:p>53.3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10-01" calcext:value-type="date">
            <text:p>Oct-03</text:p>
          </table:table-cell>
          <table:table-cell table:style-name="ce10" office:value-type="float" office:value="53.526469946189" calcext:value-type="float">
            <text:p>53.5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3-11-01" calcext:value-type="date">
            <text:p>Nov-03</text:p>
          </table:table-cell>
          <table:table-cell table:style-name="ce10" office:value-type="float" office:value="53.5758942028337" calcext:value-type="float">
            <text:p>53.5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3-12-01" calcext:value-type="date">
            <text:p>Dec-03</text:p>
          </table:table-cell>
          <table:table-cell table:style-name="ce10" office:value-type="float" office:value="53.8230154860571" calcext:value-type="float">
            <text:p>53.82</text:p>
          </table:table-cell>
          <table:table-cell table:formula="of:=[.C280]+1" office:value-type="float" office:value="2003" calcext:value-type="float">
            <text:p>2003</text:p>
          </table:table-cell>
          <table:table-cell table:formula="of:=AVERAGE([.B281:.B292])" office:value-type="float" office:value="52.9004293620231" calcext:value-type="float">
            <text:p>52.9004293620231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4-01-01" calcext:value-type="date">
            <text:p>Jan-04</text:p>
          </table:table-cell>
          <table:table-cell table:style-name="ce10" office:value-type="float" office:value="54.2184095392145" calcext:value-type="float">
            <text:p>54.2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2-01" calcext:value-type="date">
            <text:p>Feb-04</text:p>
          </table:table-cell>
          <table:table-cell table:style-name="ce10" office:value-type="float" office:value="54.4161065657933" calcext:value-type="float">
            <text:p>54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3-01" calcext:value-type="date">
            <text:p>Mar-04</text:p>
          </table:table-cell>
          <table:table-cell table:style-name="ce10" office:value-type="float" office:value="54.4161065657933" calcext:value-type="float">
            <text:p>54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4-01" calcext:value-type="date">
            <text:p>Apr-04</text:p>
          </table:table-cell>
          <table:table-cell table:style-name="ce10" office:value-type="float" office:value="54.5643793357273" calcext:value-type="float">
            <text:p>54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5-01" calcext:value-type="date">
            <text:p>May-04</text:p>
          </table:table-cell>
          <table:table-cell table:style-name="ce10" office:value-type="float" office:value="54.7126521056613" calcext:value-type="float">
            <text:p>54.7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6-01" calcext:value-type="date">
            <text:p>Jun-04</text:p>
          </table:table-cell>
          <table:table-cell table:style-name="ce10" office:value-type="float" office:value="55.0091976455294" calcext:value-type="float">
            <text:p>55.0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7-01" calcext:value-type="date">
            <text:p>Jul-04</text:p>
          </table:table-cell>
          <table:table-cell table:style-name="ce10" office:value-type="float" office:value="55.6022887252656" calcext:value-type="float">
            <text:p>55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8-01" calcext:value-type="date">
            <text:p>Aug-04</text:p>
          </table:table-cell>
          <table:table-cell table:style-name="ce10" office:value-type="float" office:value="55.701137238555" calcext:value-type="float">
            <text:p>55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09-01" calcext:value-type="date">
            <text:p>Sep-04</text:p>
          </table:table-cell>
          <table:table-cell table:style-name="ce10" office:value-type="float" office:value="55.8988342651337" calcext:value-type="float">
            <text:p>55.9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10-01" calcext:value-type="date">
            <text:p>Oct-04</text:p>
          </table:table-cell>
          <table:table-cell table:style-name="ce10" office:value-type="float" office:value="56.6401981148039" calcext:value-type="float">
            <text:p>56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4-11-01" calcext:value-type="date">
            <text:p>Nov-04</text:p>
          </table:table-cell>
          <table:table-cell table:style-name="ce10" office:value-type="float" office:value="56.6896223714486" calcext:value-type="float">
            <text:p>56.69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4-12-01" calcext:value-type="date">
            <text:p>Dec-04</text:p>
          </table:table-cell>
          <table:table-cell table:style-name="ce10" office:value-type="float" office:value="56.8378951413826" calcext:value-type="float">
            <text:p>56.84</text:p>
          </table:table-cell>
          <table:table-cell table:formula="of:=[.C292]+1" office:value-type="float" office:value="2004" calcext:value-type="float">
            <text:p>2004</text:p>
          </table:table-cell>
          <table:table-cell table:formula="of:=AVERAGE([.B293:.B304])" office:value-type="float" office:value="55.3922356345257" calcext:value-type="float">
            <text:p>55.392235634525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5-01-01" calcext:value-type="date">
            <text:p>Jan-05</text:p>
          </table:table-cell>
          <table:table-cell table:style-name="ce10" office:value-type="float" office:value="57.3815619644741" calcext:value-type="float">
            <text:p>57.3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2-01" calcext:value-type="date">
            <text:p>Feb-05</text:p>
          </table:table-cell>
          <table:table-cell table:style-name="ce10" office:value-type="float" office:value="57.6781075043422" calcext:value-type="float">
            <text:p>57.6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3-01" calcext:value-type="date">
            <text:p>Mar-05</text:p>
          </table:table-cell>
          <table:table-cell table:style-name="ce10" office:value-type="float" office:value="57.8758045309209" calcext:value-type="float">
            <text:p>57.8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4-01" calcext:value-type="date">
            <text:p>Apr-05</text:p>
          </table:table-cell>
          <table:table-cell table:style-name="ce10" office:value-type="float" office:value="57.8758045309209" calcext:value-type="float">
            <text:p>57.8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5-01" calcext:value-type="date">
            <text:p>May-05</text:p>
          </table:table-cell>
          <table:table-cell table:style-name="ce10" office:value-type="float" office:value="57.9252287875656" calcext:value-type="float">
            <text:p>57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6-01" calcext:value-type="date">
            <text:p>Jun-05</text:p>
          </table:table-cell>
          <table:table-cell table:style-name="ce10" office:value-type="float" office:value="57.9746530442103" calcext:value-type="float">
            <text:p>57.9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7-01" calcext:value-type="date">
            <text:p>Jul-05</text:p>
          </table:table-cell>
          <table:table-cell table:style-name="ce10" office:value-type="float" office:value="58.320622840723" calcext:value-type="float">
            <text:p>58.3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8-01" calcext:value-type="date">
            <text:p>Aug-05</text:p>
          </table:table-cell>
          <table:table-cell table:style-name="ce10" office:value-type="float" office:value="58.320622840723" calcext:value-type="float">
            <text:p>58.3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09-01" calcext:value-type="date">
            <text:p>Sep-05</text:p>
          </table:table-cell>
          <table:table-cell table:style-name="ce10" office:value-type="float" office:value="57.9746530442103" calcext:value-type="float">
            <text:p>57.9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10-01" calcext:value-type="date">
            <text:p>Oct-05</text:p>
          </table:table-cell>
          <table:table-cell table:style-name="ce10" office:value-type="float" office:value="58.4194713540124" calcext:value-type="float">
            <text:p>58.4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5-11-01" calcext:value-type="date">
            <text:p>Nov-05</text:p>
          </table:table-cell>
          <table:table-cell table:style-name="ce10" office:value-type="float" office:value="58.7160168938805" calcext:value-type="float">
            <text:p>58.72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5-12-01" calcext:value-type="date">
            <text:p>Dec-05</text:p>
          </table:table-cell>
          <table:table-cell table:style-name="ce10" office:value-type="float" office:value="59.0619866903932" calcext:value-type="float">
            <text:p>59.06</text:p>
          </table:table-cell>
          <table:table-cell table:formula="of:=[.C304]+1" office:value-type="float" office:value="2005" calcext:value-type="float">
            <text:p>2005</text:p>
          </table:table-cell>
          <table:table-cell table:formula="of:=AVERAGE([.B305:.B316])" office:value-type="float" office:value="58.127044502198" calcext:value-type="float">
            <text:p>58.127044502198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6-01-01" calcext:value-type="date">
            <text:p>Jan-06</text:p>
          </table:table-cell>
          <table:table-cell table:style-name="ce10" office:value-type="float" office:value="60.8412599296017" calcext:value-type="float">
            <text:p>60.8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2-01" calcext:value-type="date">
            <text:p>Feb-06</text:p>
          </table:table-cell>
          <table:table-cell table:style-name="ce10" office:value-type="float" office:value="61.0389569561805" calcext:value-type="float">
            <text:p>61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3-01" calcext:value-type="date">
            <text:p>Mar-06</text:p>
          </table:table-cell>
          <table:table-cell table:style-name="ce10" office:value-type="float" office:value="61.3849267526932" calcext:value-type="float">
            <text:p>61.3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4-01" calcext:value-type="date">
            <text:p>Apr-06</text:p>
          </table:table-cell>
          <table:table-cell table:style-name="ce10" office:value-type="float" office:value="61.2860782394039" calcext:value-type="float">
            <text:p>61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5-01" calcext:value-type="date">
            <text:p>May-06</text:p>
          </table:table-cell>
          <table:table-cell table:style-name="ce10" office:value-type="float" office:value="61.4343510093379" calcext:value-type="float">
            <text:p>61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6-01" calcext:value-type="date">
            <text:p>Jun-06</text:p>
          </table:table-cell>
          <table:table-cell table:style-name="ce10" office:value-type="float" office:value="62.3734118855868" calcext:value-type="float">
            <text:p>62.3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7-01" calcext:value-type="date">
            <text:p>Jul-06</text:p>
          </table:table-cell>
          <table:table-cell table:style-name="ce10" office:value-type="float" office:value="64.20210938144" calcext:value-type="float">
            <text:p>64.2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8-01" calcext:value-type="date">
            <text:p>Aug-06</text:p>
          </table:table-cell>
          <table:table-cell table:style-name="ce10" office:value-type="float" office:value="64.6963519478868" calcext:value-type="float">
            <text:p>64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09-01" calcext:value-type="date">
            <text:p>Sep-06</text:p>
          </table:table-cell>
          <table:table-cell table:style-name="ce10" office:value-type="float" office:value="65.0917460010442" calcext:value-type="float">
            <text:p>65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10-01" calcext:value-type="date">
            <text:p>Oct-06</text:p>
          </table:table-cell>
          <table:table-cell table:style-name="ce10" office:value-type="float" office:value="65.3882915409124" calcext:value-type="float">
            <text:p>65.3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6-11-01" calcext:value-type="date">
            <text:p>Nov-06</text:p>
          </table:table-cell>
          <table:table-cell table:style-name="ce10" office:value-type="float" office:value="65.8825341073592" calcext:value-type="float">
            <text:p>65.8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6-12-01" calcext:value-type="date">
            <text:p>Dec-06</text:p>
          </table:table-cell>
          <table:table-cell table:style-name="ce10" office:value-type="float" office:value="66.0802311339379" calcext:value-type="float">
            <text:p>66.08</text:p>
          </table:table-cell>
          <table:table-cell table:formula="of:=[.C316]+1" office:value-type="float" office:value="2006" calcext:value-type="float">
            <text:p>2006</text:p>
          </table:table-cell>
          <table:table-cell table:formula="of:=AVERAGE([.B317:.B328])" office:value-type="float" office:value="63.308354073782" calcext:value-type="float">
            <text:p>63.30835407378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7-01-01" calcext:value-type="date">
            <text:p>Jan-07</text:p>
          </table:table-cell>
          <table:table-cell table:style-name="ce10" office:value-type="float" office:value="66.1790796472272" calcext:value-type="float">
            <text:p>66.1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2-01" calcext:value-type="date">
            <text:p>Feb-07</text:p>
          </table:table-cell>
          <table:table-cell table:style-name="ce10" office:value-type="float" office:value="66.673322213674" calcext:value-type="float">
            <text:p>66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3-01" calcext:value-type="date">
            <text:p>Mar-07</text:p>
          </table:table-cell>
          <table:table-cell table:style-name="ce10" office:value-type="float" office:value="67.2664132934102" calcext:value-type="float">
            <text:p>67.2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4-01" calcext:value-type="date">
            <text:p>Apr-07</text:p>
          </table:table-cell>
          <table:table-cell table:style-name="ce10" office:value-type="float" office:value="67.9583528864357" calcext:value-type="float">
            <text:p>67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5-01" calcext:value-type="date">
            <text:p>May-07</text:p>
          </table:table-cell>
          <table:table-cell table:style-name="ce10" office:value-type="float" office:value="68.2548984263038" calcext:value-type="float">
            <text:p>68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6-01" calcext:value-type="date">
            <text:p>Jun-07</text:p>
          </table:table-cell>
          <table:table-cell table:style-name="ce10" office:value-type="float" office:value="68.6008682228166" calcext:value-type="float">
            <text:p>68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7-01" calcext:value-type="date">
            <text:p>Jul-07</text:p>
          </table:table-cell>
          <table:table-cell table:style-name="ce10" office:value-type="float" office:value="68.8070909336665" calcext:value-type="float">
            <text:p>68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8-01" calcext:value-type="date">
            <text:p>Aug-07</text:p>
          </table:table-cell>
          <table:table-cell table:style-name="ce10" office:value-type="float" office:value="69.0724991918484" calcext:value-type="float">
            <text:p>69.0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09-01" calcext:value-type="date">
            <text:p>Sep-07</text:p>
          </table:table-cell>
          <table:table-cell table:style-name="ce10" office:value-type="float" office:value="69.8687239663942" calcext:value-type="float">
            <text:p>69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10-01" calcext:value-type="date">
            <text:p>Oct-07</text:p>
          </table:table-cell>
          <table:table-cell table:style-name="ce10" office:value-type="float" office:value="70.8640049345765" calcext:value-type="float">
            <text:p>70.8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7-11-01" calcext:value-type="date">
            <text:p>Nov-07</text:p>
          </table:table-cell>
          <table:table-cell table:style-name="ce10" office:value-type="float" office:value="71.3948214509404" calcext:value-type="float">
            <text:p>71.39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7-12-01" calcext:value-type="date">
            <text:p>Dec-07</text:p>
          </table:table-cell>
          <table:table-cell table:style-name="ce10" office:value-type="float" office:value="71.7929338382133" calcext:value-type="float">
            <text:p>71.79</text:p>
          </table:table-cell>
          <table:table-cell table:formula="of:=[.C328]+1" office:value-type="float" office:value="2007" calcext:value-type="float">
            <text:p>2007</text:p>
          </table:table-cell>
          <table:table-cell table:formula="of:=AVERAGE([.B329:.B340])" office:value-type="float" office:value="68.8944174171256" calcext:value-type="float">
            <text:p>68.894417417125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8-01-01" calcext:value-type="date">
            <text:p>Jan-08</text:p>
          </table:table-cell>
          <table:table-cell table:style-name="ce10" office:value-type="float" office:value="72.72186274185" calcext:value-type="float">
            <text:p>72.7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2-01" calcext:value-type="date">
            <text:p>Feb-08</text:p>
          </table:table-cell>
          <table:table-cell table:style-name="ce10" office:value-type="float" office:value="73.4517354518504" calcext:value-type="float">
            <text:p>73.4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3-01" calcext:value-type="date">
            <text:p>Mar-08</text:p>
          </table:table-cell>
          <table:table-cell table:style-name="ce10" office:value-type="float" office:value="73.5180875163958" calcext:value-type="float">
            <text:p>73.5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4-01" calcext:value-type="date">
            <text:p>Apr-08</text:p>
          </table:table-cell>
          <table:table-cell table:style-name="ce10" office:value-type="float" office:value="74.2479602263962" calcext:value-type="float">
            <text:p>74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5-01" calcext:value-type="date">
            <text:p>May-08</text:p>
          </table:table-cell>
          <table:table-cell table:style-name="ce10" office:value-type="float" office:value="74.9778329363965" calcext:value-type="float">
            <text:p>74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6-01" calcext:value-type="date">
            <text:p>Jun-08</text:p>
          </table:table-cell>
          <table:table-cell table:style-name="ce10" office:value-type="float" office:value="75.2432411945784" calcext:value-type="float">
            <text:p>75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7-01" calcext:value-type="date">
            <text:p>Jul-08</text:p>
          </table:table-cell>
          <table:table-cell table:style-name="ce10" office:value-type="float" office:value="76.7029866145791" calcext:value-type="float">
            <text:p>76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8-01" calcext:value-type="date">
            <text:p>Aug-08</text:p>
          </table:table-cell>
          <table:table-cell table:style-name="ce10" office:value-type="float" office:value="77.1674510663974" calcext:value-type="float">
            <text:p>77.1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09-01" calcext:value-type="date">
            <text:p>Sep-08</text:p>
          </table:table-cell>
          <table:table-cell table:style-name="ce10" office:value-type="float" office:value="77.4328593245794" calcext:value-type="float">
            <text:p>77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10-01" calcext:value-type="date">
            <text:p>Oct-08</text:p>
          </table:table-cell>
          <table:table-cell table:style-name="ce10" office:value-type="float" office:value="77.7646196473068" calcext:value-type="float">
            <text:p>77.7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8-11-01" calcext:value-type="date">
            <text:p>Nov-08</text:p>
          </table:table-cell>
          <table:table-cell table:style-name="ce10" office:value-type="float" office:value="77.3001551954884" calcext:value-type="float">
            <text:p>77.30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8-12-01" calcext:value-type="date">
            <text:p>Dec-08</text:p>
          </table:table-cell>
          <table:table-cell table:style-name="ce10" office:value-type="float" office:value="76.6366345500336" calcext:value-type="float">
            <text:p>76.64</text:p>
          </table:table-cell>
          <table:table-cell table:formula="of:=[.C340]+1" office:value-type="float" office:value="2008" calcext:value-type="float">
            <text:p>2008</text:p>
          </table:table-cell>
          <table:table-cell table:formula="of:=AVERAGE([.B341:.B352])" office:value-type="float" office:value="75.5971188721543" calcext:value-type="float">
            <text:p>75.5971188721543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09-01-01" calcext:value-type="date">
            <text:p>Jan-09</text:p>
          </table:table-cell>
          <table:table-cell table:style-name="ce10" office:value-type="float" office:value="76.5039304209426" calcext:value-type="float">
            <text:p>76.5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2-01" calcext:value-type="date">
            <text:p>Feb-09</text:p>
          </table:table-cell>
          <table:table-cell table:style-name="ce10" office:value-type="float" office:value="76.83569074367" calcext:value-type="float">
            <text:p>76.8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3-01" calcext:value-type="date">
            <text:p>Mar-09</text:p>
          </table:table-cell>
          <table:table-cell table:style-name="ce10" office:value-type="float" office:value="77.0347469373065" calcext:value-type="float">
            <text:p>77.0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4-01" calcext:value-type="date">
            <text:p>Apr-09</text:p>
          </table:table-cell>
          <table:table-cell table:style-name="ce10" office:value-type="float" office:value="77.101099001852" calcext:value-type="float">
            <text:p>77.1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5-01" calcext:value-type="date">
            <text:p>May-09</text:p>
          </table:table-cell>
          <table:table-cell table:style-name="ce10" office:value-type="float" office:value="77.101099001852" calcext:value-type="float">
            <text:p>77.1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6-01" calcext:value-type="date">
            <text:p>Jun-09</text:p>
          </table:table-cell>
          <table:table-cell table:style-name="ce10" office:value-type="float" office:value="77.6982675827613" calcext:value-type="float">
            <text:p>77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7-01" calcext:value-type="date">
            <text:p>Jul-09</text:p>
          </table:table-cell>
          <table:table-cell table:style-name="ce10" office:value-type="float" office:value="78.1627320345797" calcext:value-type="float">
            <text:p>78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8-01" calcext:value-type="date">
            <text:p>Aug-09</text:p>
          </table:table-cell>
          <table:table-cell table:style-name="ce10" office:value-type="float" office:value="77.9636758409432" calcext:value-type="float">
            <text:p>77.9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09-01" calcext:value-type="date">
            <text:p>Sep-09</text:p>
          </table:table-cell>
          <table:table-cell table:style-name="ce10" office:value-type="float" office:value="78.1627320345797" calcext:value-type="float">
            <text:p>78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10-01" calcext:value-type="date">
            <text:p>Oct-09</text:p>
          </table:table-cell>
          <table:table-cell table:style-name="ce10" office:value-type="float" office:value="77.8309717118523" calcext:value-type="float">
            <text:p>77.8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09-11-01" calcext:value-type="date">
            <text:p>Nov-09</text:p>
          </table:table-cell>
          <table:table-cell table:style-name="ce10" office:value-type="float" office:value="77.8309717118523" calcext:value-type="float">
            <text:p>77.83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09-12-01" calcext:value-type="date">
            <text:p>Dec-09</text:p>
          </table:table-cell>
          <table:table-cell table:style-name="ce10" office:value-type="float" office:value="77.7646196473068" calcext:value-type="float">
            <text:p>77.76</text:p>
          </table:table-cell>
          <table:table-cell table:formula="of:=[.C352]+1" office:value-type="float" office:value="2009" calcext:value-type="float">
            <text:p>2009</text:p>
          </table:table-cell>
          <table:table-cell table:formula="of:=AVERAGE([.B353:.B364])" office:value-type="float" office:value="77.4992113891249" calcext:value-type="float">
            <text:p>77.4992113891249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0-01-01" calcext:value-type="date">
            <text:p>Jan-10</text:p>
          </table:table-cell>
          <table:table-cell table:style-name="ce10" office:value-type="float" office:value="78.4281402927616" calcext:value-type="float">
            <text:p>78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2-01" calcext:value-type="date">
            <text:p>Feb-10</text:p>
          </table:table-cell>
          <table:table-cell table:style-name="ce10" office:value-type="float" office:value="78.6935485509436" calcext:value-type="float">
            <text:p>78.6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3-01" calcext:value-type="date">
            <text:p>Mar-10</text:p>
          </table:table-cell>
          <table:table-cell table:style-name="ce10" office:value-type="float" office:value="78.8262526800345" calcext:value-type="float">
            <text:p>78.8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4-01" calcext:value-type="date">
            <text:p>Apr-10</text:p>
          </table:table-cell>
          <table:table-cell table:style-name="ce10" office:value-type="float" office:value="79.158013002762" calcext:value-type="float">
            <text:p>79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5-01" calcext:value-type="date">
            <text:p>May-10</text:p>
          </table:table-cell>
          <table:table-cell table:style-name="ce10" office:value-type="float" office:value="79.025308873671" calcext:value-type="float">
            <text:p>79.0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6-01" calcext:value-type="date">
            <text:p>Jun-10</text:p>
          </table:table-cell>
          <table:table-cell table:style-name="ce10" office:value-type="float" office:value="79.5561253900349" calcext:value-type="float">
            <text:p>79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7-01" calcext:value-type="date">
            <text:p>Jul-10</text:p>
          </table:table-cell>
          <table:table-cell table:style-name="ce10" office:value-type="float" office:value="79.7551815836713" calcext:value-type="float">
            <text:p>79.7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8-01" calcext:value-type="date">
            <text:p>Aug-10</text:p>
          </table:table-cell>
          <table:table-cell table:style-name="ce10" office:value-type="float" office:value="80.0205898418532" calcext:value-type="float">
            <text:p>80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09-01" calcext:value-type="date">
            <text:p>Sep-10</text:p>
          </table:table-cell>
          <table:table-cell table:style-name="ce10" office:value-type="float" office:value="80.0869419063987" calcext:value-type="float">
            <text:p>80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10-01" calcext:value-type="date">
            <text:p>Oct-10</text:p>
          </table:table-cell>
          <table:table-cell table:style-name="ce10" office:value-type="float" office:value="80.2859981000352" calcext:value-type="float">
            <text:p>80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0-11-01" calcext:value-type="date">
            <text:p>Nov-10</text:p>
          </table:table-cell>
          <table:table-cell table:style-name="ce10" office:value-type="float" office:value="80.8831666809445" calcext:value-type="float">
            <text:p>80.8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0-12-01" calcext:value-type="date">
            <text:p>Dec-10</text:p>
          </table:table-cell>
          <table:table-cell table:style-name="ce10" office:value-type="float" office:value="82.5419682945816" calcext:value-type="float">
            <text:p>82.54</text:p>
          </table:table-cell>
          <table:table-cell table:formula="of:=[.C364]+1" office:value-type="float" office:value="2010" calcext:value-type="float">
            <text:p>2010</text:p>
          </table:table-cell>
          <table:table-cell table:formula="of:=AVERAGE([.B365:.B376])" office:value-type="float" office:value="79.7717695998077" calcext:value-type="float">
            <text:p>79.771769599807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1-01-01" calcext:value-type="date">
            <text:p>Jan-11</text:p>
          </table:table-cell>
          <table:table-cell table:style-name="ce10" office:value-type="float" office:value="83.4708971982184" calcext:value-type="float">
            <text:p>83.4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2-01" calcext:value-type="date">
            <text:p>Feb-11</text:p>
          </table:table-cell>
          <table:table-cell table:style-name="ce10" office:value-type="float" office:value="84.0680657791277" calcext:value-type="float">
            <text:p>84.0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3-01" calcext:value-type="date">
            <text:p>Mar-11</text:p>
          </table:table-cell>
          <table:table-cell table:style-name="ce10" office:value-type="float" office:value="84.5325302309461" calcext:value-type="float">
            <text:p>84.5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4-01" calcext:value-type="date">
            <text:p>Apr-11</text:p>
          </table:table-cell>
          <table:table-cell table:style-name="ce10" office:value-type="float" office:value="84.6652343600371" calcext:value-type="float">
            <text:p>84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5-01" calcext:value-type="date">
            <text:p>May-11</text:p>
          </table:table-cell>
          <table:table-cell table:style-name="ce10" office:value-type="float" office:value="84.6652343600371" calcext:value-type="float">
            <text:p>84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6-01" calcext:value-type="date">
            <text:p>Jun-11</text:p>
          </table:table-cell>
          <table:table-cell table:style-name="ce10" office:value-type="float" office:value="84.7979384891281" calcext:value-type="float">
            <text:p>84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7-01" calcext:value-type="date">
            <text:p>Jul-11</text:p>
          </table:table-cell>
          <table:table-cell table:style-name="ce10" office:value-type="float" office:value="85.06334674731" calcext:value-type="float">
            <text:p>85.0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8-01" calcext:value-type="date">
            <text:p>Aug-11</text:p>
          </table:table-cell>
          <table:table-cell table:style-name="ce10" office:value-type="float" office:value="85.196050876401" calcext:value-type="float">
            <text:p>85.2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09-01" calcext:value-type="date">
            <text:p>Sep-11</text:p>
          </table:table-cell>
          <table:table-cell table:style-name="ce10" office:value-type="float" office:value="85.1296988118555" calcext:value-type="float">
            <text:p>85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10-01" calcext:value-type="date">
            <text:p>Oct-11</text:p>
          </table:table-cell>
          <table:table-cell table:style-name="ce10" office:value-type="float" office:value="85.06334674731" calcext:value-type="float">
            <text:p>85.0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1-11-01" calcext:value-type="date">
            <text:p>Nov-11</text:p>
          </table:table-cell>
          <table:table-cell table:style-name="ce10" office:value-type="float" office:value="86.5230921673106" calcext:value-type="float">
            <text:p>86.52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1-12-01" calcext:value-type="date">
            <text:p>Dec-11</text:p>
          </table:table-cell>
          <table:table-cell table:style-name="ce10" office:value-type="float" office:value="86.5230921673106" calcext:value-type="float">
            <text:p>86.52</text:p>
          </table:table-cell>
          <table:table-cell table:formula="of:=[.C376]+1" office:value-type="float" office:value="2011" calcext:value-type="float">
            <text:p>2011</text:p>
          </table:table-cell>
          <table:table-cell table:formula="of:=AVERAGE([.B377:.B388])" office:value-type="float" office:value="84.974877327916" calcext:value-type="float">
            <text:p>84.974877327916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2-01-01" calcext:value-type="date">
            <text:p>Jan-12</text:p>
          </table:table-cell>
          <table:table-cell table:style-name="ce10" office:value-type="float" office:value="87.5183731354929" calcext:value-type="float">
            <text:p>87.5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2-01" calcext:value-type="date">
            <text:p>Feb-12</text:p>
          </table:table-cell>
          <table:table-cell table:style-name="ce10" office:value-type="float" office:value="87.5183731354929" calcext:value-type="float">
            <text:p>87.5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3-01" calcext:value-type="date">
            <text:p>Mar-12</text:p>
          </table:table-cell>
          <table:table-cell table:style-name="ce10" office:value-type="float" office:value="87.7837813936748" calcext:value-type="float">
            <text:p>87.7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4-01" calcext:value-type="date">
            <text:p>Apr-12</text:p>
          </table:table-cell>
          <table:table-cell table:style-name="ce10" office:value-type="float" office:value="87.9164855227658" calcext:value-type="float">
            <text:p>87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5-01" calcext:value-type="date">
            <text:p>May-12</text:p>
          </table:table-cell>
          <table:table-cell table:style-name="ce10" office:value-type="float" office:value="87.9164855227658" calcext:value-type="float">
            <text:p>87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6-01" calcext:value-type="date">
            <text:p>Jun-12</text:p>
          </table:table-cell>
          <table:table-cell table:style-name="ce10" office:value-type="float" office:value="88.1155417164022" calcext:value-type="float">
            <text:p>88.1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7-01" calcext:value-type="date">
            <text:p>Jul-12</text:p>
          </table:table-cell>
          <table:table-cell table:style-name="ce10" office:value-type="float" office:value="88.2482458454932" calcext:value-type="float">
            <text:p>88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8-01" calcext:value-type="date">
            <text:p>Aug-12</text:p>
          </table:table-cell>
          <table:table-cell table:style-name="ce10" office:value-type="float" office:value="88.3809499745842" calcext:value-type="float">
            <text:p>88.3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09-01" calcext:value-type="date">
            <text:p>Sep-12</text:p>
          </table:table-cell>
          <table:table-cell table:style-name="ce10" office:value-type="float" office:value="88.4473020391297" calcext:value-type="float">
            <text:p>88.4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10-01" calcext:value-type="date">
            <text:p>Oct-12</text:p>
          </table:table-cell>
          <table:table-cell table:style-name="ce10" office:value-type="float" office:value="88.6463582327661" calcext:value-type="float">
            <text:p>88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2-11-01" calcext:value-type="date">
            <text:p>Nov-12</text:p>
          </table:table-cell>
          <table:table-cell table:style-name="ce10" office:value-type="float" office:value="89.17717474913" calcext:value-type="float">
            <text:p>89.1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2-12-01" calcext:value-type="date">
            <text:p>Dec-12</text:p>
          </table:table-cell>
          <table:table-cell table:style-name="ce10" office:value-type="float" office:value="89.3098788782209" calcext:value-type="float">
            <text:p>89.31</text:p>
          </table:table-cell>
          <table:table-cell table:formula="of:=[.C388]+1" office:value-type="float" office:value="2012" calcext:value-type="float">
            <text:p>2012</text:p>
          </table:table-cell>
          <table:table-cell table:formula="of:=AVERAGE([.B389:.B400])" office:value-type="float" office:value="88.2482458454932" calcext:value-type="float">
            <text:p>88.248245845493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3-01-01" calcext:value-type="date">
            <text:p>Jan-13</text:p>
          </table:table-cell>
          <table:table-cell table:style-name="ce10" office:value-type="float" office:value="90.0397515882213" calcext:value-type="float">
            <text:p>90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2-01" calcext:value-type="date">
            <text:p>Feb-13</text:p>
          </table:table-cell>
          <table:table-cell table:style-name="ce10" office:value-type="float" office:value="90.6369201691306" calcext:value-type="float">
            <text:p>90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3-01" calcext:value-type="date">
            <text:p>Mar-13</text:p>
          </table:table-cell>
          <table:table-cell table:style-name="ce10" office:value-type="float" office:value="90.968680491858" calcext:value-type="float">
            <text:p>90.9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4-01" calcext:value-type="date">
            <text:p>Apr-13</text:p>
          </table:table-cell>
          <table:table-cell table:style-name="ce10" office:value-type="float" office:value="91.2584237809475" calcext:value-type="float">
            <text:p>91.2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5-01" calcext:value-type="date">
            <text:p>May-13</text:p>
          </table:table-cell>
          <table:table-cell table:style-name="ce10" office:value-type="float" office:value="91.1342509743721" calcext:value-type="float">
            <text:p>91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6-01" calcext:value-type="date">
            <text:p>Jun-13</text:p>
          </table:table-cell>
          <table:table-cell table:style-name="ce10" office:value-type="float" office:value="91.2424662235668" calcext:value-type="float">
            <text:p>91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7-01" calcext:value-type="date">
            <text:p>Jul-13</text:p>
          </table:table-cell>
          <table:table-cell table:style-name="ce10" office:value-type="float" office:value="91.3843778675925" calcext:value-type="float">
            <text:p>91.3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8-01" calcext:value-type="date">
            <text:p>Aug-13</text:p>
          </table:table-cell>
          <table:table-cell table:style-name="ce10" office:value-type="float" office:value="91.1292296426654" calcext:value-type="float">
            <text:p>91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09-01" calcext:value-type="date">
            <text:p>Sep-13</text:p>
          </table:table-cell>
          <table:table-cell table:style-name="ce10" office:value-type="float" office:value="91.3041792923105" calcext:value-type="float">
            <text:p>91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10-01" calcext:value-type="date">
            <text:p>Oct-13</text:p>
          </table:table-cell>
          <table:table-cell table:style-name="ce10" office:value-type="float" office:value="91.7172635987727" calcext:value-type="float">
            <text:p>91.7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3-11-01" calcext:value-type="date">
            <text:p>Nov-13</text:p>
          </table:table-cell>
          <table:table-cell table:style-name="ce10" office:value-type="float" office:value="92.6835238219611" calcext:value-type="float">
            <text:p>92.68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3-12-01" calcext:value-type="date">
            <text:p>Dec-13</text:p>
          </table:table-cell>
          <table:table-cell table:style-name="ce10" office:value-type="float" office:value="92.9124519822517" calcext:value-type="float">
            <text:p>92.91</text:p>
          </table:table-cell>
          <table:table-cell table:formula="of:=[.C400]+1" office:value-type="float" office:value="2013" calcext:value-type="float">
            <text:p>2013</text:p>
          </table:table-cell>
          <table:table-cell table:formula="of:=AVERAGE([.B401:.B412])" office:value-type="float" office:value="91.3676266194708" calcext:value-type="float">
            <text:p>91.3676266194708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4-01-01" calcext:value-type="date">
            <text:p>Jan-14</text:p>
          </table:table-cell>
          <table:table-cell table:style-name="ce10" office:value-type="float" office:value="94.6266819580673" calcext:value-type="float">
            <text:p>94.6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2-01" calcext:value-type="date">
            <text:p>Feb-14</text:p>
          </table:table-cell>
          <table:table-cell table:style-name="ce10" office:value-type="float" office:value="95.7148492904389" calcext:value-type="float">
            <text:p>95.7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3-01" calcext:value-type="date">
            <text:p>Mar-14</text:p>
          </table:table-cell>
          <table:table-cell table:style-name="ce10" office:value-type="float" office:value="95.0448240290422" calcext:value-type="float">
            <text:p>95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4-01" calcext:value-type="date">
            <text:p>Apr-14</text:p>
          </table:table-cell>
          <table:table-cell table:style-name="ce10" office:value-type="float" office:value="95.0386291326517" calcext:value-type="float">
            <text:p>95.0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5-01" calcext:value-type="date">
            <text:p>May-14</text:p>
          </table:table-cell>
          <table:table-cell table:style-name="ce10" office:value-type="float" office:value="94.2109185441828" calcext:value-type="float">
            <text:p>94.2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6-01" calcext:value-type="date">
            <text:p>Jun-14</text:p>
          </table:table-cell>
          <table:table-cell table:style-name="ce10" office:value-type="float" office:value="94.251410570529" calcext:value-type="float">
            <text:p>94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7-01" calcext:value-type="date">
            <text:p>Jul-14</text:p>
          </table:table-cell>
          <table:table-cell table:style-name="ce10" office:value-type="float" office:value="94.2541673793621" calcext:value-type="float">
            <text:p>94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8-01" calcext:value-type="date">
            <text:p>Aug-14</text:p>
          </table:table-cell>
          <table:table-cell table:style-name="ce10" office:value-type="float" office:value="94.6067493758285" calcext:value-type="float">
            <text:p>94.6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09-01" calcext:value-type="date">
            <text:p>Sep-14</text:p>
          </table:table-cell>
          <table:table-cell table:style-name="ce10" office:value-type="float" office:value="93.9931520923046" calcext:value-type="float">
            <text:p>93.9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10-01" calcext:value-type="date">
            <text:p>Oct-14</text:p>
          </table:table-cell>
          <table:table-cell table:style-name="ce10" office:value-type="float" office:value="93.430929734228" calcext:value-type="float">
            <text:p>93.4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4-11-01" calcext:value-type="date">
            <text:p>Nov-14</text:p>
          </table:table-cell>
          <table:table-cell table:style-name="ce10" office:value-type="float" office:value="93.4560881601464" calcext:value-type="float">
            <text:p>93.4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4-12-01" calcext:value-type="date">
            <text:p>Dec-14</text:p>
          </table:table-cell>
          <table:table-cell table:style-name="ce10" office:value-type="float" office:value="93.1346980590925" calcext:value-type="float">
            <text:p>93.13</text:p>
          </table:table-cell>
          <table:table-cell table:formula="of:=[.C412]+1" office:value-type="float" office:value="2014" calcext:value-type="float">
            <text:p>2014</text:p>
          </table:table-cell>
          <table:table-cell table:formula="of:=AVERAGE([.B413:.B424])" office:value-type="float" office:value="94.3135915271562" calcext:value-type="float">
            <text:p>94.313591527156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5-01-01" calcext:value-type="date">
            <text:p>Jan-15</text:p>
          </table:table-cell>
          <table:table-cell table:style-name="ce10" office:value-type="float" office:value="95.2041458614341" calcext:value-type="float">
            <text:p>95.2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2-01" calcext:value-type="date">
            <text:p>Feb-15</text:p>
          </table:table-cell>
          <table:table-cell table:style-name="ce10" office:value-type="float" office:value="97.6654004074891" calcext:value-type="float">
            <text:p>97.6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3-01" calcext:value-type="date">
            <text:p>Mar-15</text:p>
          </table:table-cell>
          <table:table-cell table:style-name="ce10" office:value-type="float" office:value="97.1471154121291" calcext:value-type="float">
            <text:p>97.1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4-01" calcext:value-type="date">
            <text:p>Apr-15</text:p>
          </table:table-cell>
          <table:table-cell table:style-name="ce10" office:value-type="float" office:value="97.072796767222" calcext:value-type="float">
            <text:p>97.0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5-01" calcext:value-type="date">
            <text:p>May-15</text:p>
          </table:table-cell>
          <table:table-cell table:style-name="ce10" office:value-type="float" office:value="94.6826091213435" calcext:value-type="float">
            <text:p>94.6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6-01" calcext:value-type="date">
            <text:p>Jun-15</text:p>
          </table:table-cell>
          <table:table-cell table:style-name="ce10" office:value-type="float" office:value="94.5634543430715" calcext:value-type="float">
            <text:p>94.5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7-01" calcext:value-type="date">
            <text:p>Jul-15</text:p>
          </table:table-cell>
          <table:table-cell table:style-name="ce10" office:value-type="float" office:value="94.7800304748387" calcext:value-type="float">
            <text:p>94.7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8-01" calcext:value-type="date">
            <text:p>Aug-15</text:p>
          </table:table-cell>
          <table:table-cell table:style-name="ce10" office:value-type="float" office:value="95.6426483051" calcext:value-type="float">
            <text:p>95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09-01" calcext:value-type="date">
            <text:p>Sep-15</text:p>
          </table:table-cell>
          <table:table-cell table:style-name="ce10" office:value-type="float" office:value="95.8081945806694" calcext:value-type="float">
            <text:p>95.8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10-01" calcext:value-type="date">
            <text:p>Oct-15</text:p>
          </table:table-cell>
          <table:table-cell table:style-name="ce10" office:value-type="float" office:value="94.8728407801379" calcext:value-type="float">
            <text:p>94.8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5-11-01" calcext:value-type="date">
            <text:p>Nov-15</text:p>
          </table:table-cell>
          <table:table-cell table:style-name="ce10" office:value-type="float" office:value="94.4207071085334" calcext:value-type="float">
            <text:p>94.42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5-12-01" calcext:value-type="date">
            <text:p>Dec-15</text:p>
          </table:table-cell>
          <table:table-cell table:style-name="ce10" office:value-type="float" office:value="94.3280076589771" calcext:value-type="float">
            <text:p>94.33</text:p>
          </table:table-cell>
          <table:table-cell table:formula="of:=[.C424]+1" office:value-type="float" office:value="2015" calcext:value-type="float">
            <text:p>2015</text:p>
          </table:table-cell>
          <table:table-cell table:formula="of:=AVERAGE([.B425:.B436])" office:value-type="float" office:value="95.5156625684121" calcext:value-type="float">
            <text:p>95.5156625684121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6-01-01" calcext:value-type="date">
            <text:p>Jan-16</text:p>
          </table:table-cell>
          <table:table-cell table:style-name="ce10" office:value-type="float" office:value="95.5741881038262" calcext:value-type="float">
            <text:p>95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2-01" calcext:value-type="date">
            <text:p>Feb-16</text:p>
          </table:table-cell>
          <table:table-cell table:style-name="ce10" office:value-type="float" office:value="97.1712056589596" calcext:value-type="float">
            <text:p>97.1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3-01" calcext:value-type="date">
            <text:p>Mar-16</text:p>
          </table:table-cell>
          <table:table-cell table:style-name="ce10" office:value-type="float" office:value="98.081215779344" calcext:value-type="float">
            <text:p>98.0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4-01" calcext:value-type="date">
            <text:p>Apr-16</text:p>
          </table:table-cell>
          <table:table-cell table:style-name="ce10" office:value-type="float" office:value="97.2735056868937" calcext:value-type="float">
            <text:p>97.2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5-01" calcext:value-type="date">
            <text:p>May-16</text:p>
          </table:table-cell>
          <table:table-cell table:style-name="ce10" office:value-type="float" office:value="95.5255064843344" calcext:value-type="float">
            <text:p>95.5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6-01" calcext:value-type="date">
            <text:p>Jun-16</text:p>
          </table:table-cell>
          <table:table-cell table:style-name="ce10" office:value-type="float" office:value="95.6928427494198" calcext:value-type="float">
            <text:p>95.6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7-01" calcext:value-type="date">
            <text:p>Jul-16</text:p>
          </table:table-cell>
          <table:table-cell table:style-name="ce10" office:value-type="float" office:value="95.7544594064292" calcext:value-type="float">
            <text:p>95.7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8-01" calcext:value-type="date">
            <text:p>Aug-16</text:p>
          </table:table-cell>
          <table:table-cell table:style-name="ce10" office:value-type="float" office:value="96.5046625980798" calcext:value-type="float">
            <text:p>96.5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09-01" calcext:value-type="date">
            <text:p>Sep-16</text:p>
          </table:table-cell>
          <table:table-cell table:style-name="ce10" office:value-type="float" office:value="96.7326290915394" calcext:value-type="float">
            <text:p>96.7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10-01" calcext:value-type="date">
            <text:p>Oct-16</text:p>
          </table:table-cell>
          <table:table-cell table:style-name="ce10" office:value-type="float" office:value="96.2460837815281" calcext:value-type="float">
            <text:p>96.2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6-11-01" calcext:value-type="date">
            <text:p>Nov-16</text:p>
          </table:table-cell>
          <table:table-cell table:style-name="ce10" office:value-type="float" office:value="96.5593769636722" calcext:value-type="float">
            <text:p>96.5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6-12-01" calcext:value-type="date">
            <text:p>Dec-16</text:p>
          </table:table-cell>
          <table:table-cell table:style-name="ce10" office:value-type="float" office:value="96.5210187541872" calcext:value-type="float">
            <text:p>96.52</text:p>
          </table:table-cell>
          <table:table-cell table:formula="of:=[.C436]+1" office:value-type="float" office:value="2016" calcext:value-type="float">
            <text:p>2016</text:p>
          </table:table-cell>
          <table:table-cell table:formula="of:=AVERAGE([.B437:.B448])" office:value-type="float" office:value="96.4697245881845" calcext:value-type="float">
            <text:p>96.4697245881845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7-01-01" calcext:value-type="date">
            <text:p>Jan-17</text:p>
          </table:table-cell>
          <table:table-cell table:style-name="ce10" office:value-type="float" office:value="97.288827457302" calcext:value-type="float">
            <text:p>97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2-01" calcext:value-type="date">
            <text:p>Feb-17</text:p>
          </table:table-cell>
          <table:table-cell table:style-name="ce10" office:value-type="float" office:value="98.3851895396286" calcext:value-type="float">
            <text:p>98.3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3-01" calcext:value-type="date">
            <text:p>Mar-17</text:p>
          </table:table-cell>
          <table:table-cell table:style-name="ce10" office:value-type="float" office:value="99.2926979196345" calcext:value-type="float">
            <text:p>99.2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4-01" calcext:value-type="date">
            <text:p>Apr-17</text:p>
          </table:table-cell>
          <table:table-cell table:style-name="ce10" office:value-type="float" office:value="100.085650631078" calcext:value-type="float">
            <text:p>100.0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5-01" calcext:value-type="date">
            <text:p>May-17</text:p>
          </table:table-cell>
          <table:table-cell table:style-name="ce10" office:value-type="float" office:value="101.142742873299" calcext:value-type="float">
            <text:p>101.1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6-01" calcext:value-type="date">
            <text:p>Jun-17</text:p>
          </table:table-cell>
          <table:table-cell table:style-name="ce10" office:value-type="float" office:value="101.756608808565" calcext:value-type="float">
            <text:p>101.7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7-01" calcext:value-type="date">
            <text:p>Jul-17</text:p>
          </table:table-cell>
          <table:table-cell table:style-name="ce10" office:value-type="float" office:value="100.894295825872" calcext:value-type="float">
            <text:p>100.8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8-01" calcext:value-type="date">
            <text:p>Aug-17</text:p>
          </table:table-cell>
          <table:table-cell table:style-name="ce10" office:value-type="float" office:value="100.931097374615" calcext:value-type="float">
            <text:p>100.9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09-01" calcext:value-type="date">
            <text:p>Sep-17</text:p>
          </table:table-cell>
          <table:table-cell table:style-name="ce10" office:value-type="float" office:value="100.100772516485" calcext:value-type="float">
            <text:p>100.1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10-01" calcext:value-type="date">
            <text:p>Oct-17</text:p>
          </table:table-cell>
          <table:table-cell table:style-name="ce10" office:value-type="float" office:value="99.6373025903143" calcext:value-type="float">
            <text:p>99.6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7-11-01" calcext:value-type="date">
            <text:p>Nov-17</text:p>
          </table:table-cell>
          <table:table-cell table:style-name="ce10" office:value-type="float" office:value="100.016716321971" calcext:value-type="float">
            <text:p>100.02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7-12-01" calcext:value-type="date">
            <text:p>Dec-17</text:p>
          </table:table-cell>
          <table:table-cell table:style-name="ce10" office:value-type="float" office:value="100.643687138915" calcext:value-type="float">
            <text:p>100.64</text:p>
          </table:table-cell>
          <table:table-cell table:formula="of:=[.C448]+1" office:value-type="float" office:value="2017" calcext:value-type="float">
            <text:p>2017</text:p>
          </table:table-cell>
          <table:table-cell table:formula="of:=AVERAGE([.B449:.B460])" office:value-type="float" office:value="100.014632416473" calcext:value-type="float">
            <text:p>100.014632416473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8-01-01" calcext:value-type="date">
            <text:p>Jan-18</text:p>
          </table:table-cell>
          <table:table-cell table:style-name="ce10" office:value-type="float" office:value="103.238556907106" calcext:value-type="float">
            <text:p>103.2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2-01" calcext:value-type="date">
            <text:p>Feb-18</text:p>
          </table:table-cell>
          <table:table-cell table:style-name="ce10" office:value-type="float" office:value="105.302065997879" calcext:value-type="float">
            <text:p>105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3-01" calcext:value-type="date">
            <text:p>Mar-18</text:p>
          </table:table-cell>
          <table:table-cell table:style-name="ce10" office:value-type="float" office:value="105.919742379269" calcext:value-type="float">
            <text:p>105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4-01" calcext:value-type="date">
            <text:p>Apr-18</text:p>
          </table:table-cell>
          <table:table-cell table:style-name="ce10" office:value-type="float" office:value="103.8" calcext:value-type="float">
            <text:p>103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5-01" calcext:value-type="date">
            <text:p>May-18</text:p>
          </table:table-cell>
          <table:table-cell table:style-name="ce10" office:value-type="float" office:value="103.6" calcext:value-type="float">
            <text:p>103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6-01" calcext:value-type="date">
            <text:p>Jun-18</text:p>
          </table:table-cell>
          <table:table-cell table:style-name="ce10" office:value-type="float" office:value="102.8" calcext:value-type="float">
            <text:p>102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7-01" calcext:value-type="date">
            <text:p>Jul-18</text:p>
          </table:table-cell>
          <table:table-cell table:style-name="ce10" office:value-type="float" office:value="102.6" calcext:value-type="float">
            <text:p>102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8-01" calcext:value-type="date">
            <text:p>Aug-18</text:p>
          </table:table-cell>
          <table:table-cell table:style-name="ce10" office:value-type="float" office:value="101.9" calcext:value-type="float">
            <text:p>101.9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09-01" calcext:value-type="date">
            <text:p>Sep-18</text:p>
          </table:table-cell>
          <table:table-cell table:style-name="ce10" office:value-type="float" office:value="102" calcext:value-type="float">
            <text:p>102.0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10-01" calcext:value-type="date">
            <text:p>Oct-18</text:p>
          </table:table-cell>
          <table:table-cell table:style-name="ce10" office:value-type="float" office:value="102.4" calcext:value-type="float">
            <text:p>102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8-11-01" calcext:value-type="date">
            <text:p>Nov-18</text:p>
          </table:table-cell>
          <table:table-cell table:style-name="ce10" office:value-type="float" office:value="102.8" calcext:value-type="float">
            <text:p>102.80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8-12-01" calcext:value-type="date">
            <text:p>Dec-18</text:p>
          </table:table-cell>
          <table:table-cell table:style-name="ce10" office:value-type="float" office:value="102.4" calcext:value-type="float">
            <text:p>102.40</text:p>
          </table:table-cell>
          <table:table-cell table:formula="of:=[.C460]+1" office:value-type="float" office:value="2018" calcext:value-type="float">
            <text:p>2018</text:p>
          </table:table-cell>
          <table:table-cell table:formula="of:=AVERAGE([.B461:.B472])" office:value-type="float" office:value="103.230030440354" calcext:value-type="float">
            <text:p>103.230030440354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19-01-01" calcext:value-type="date">
            <text:p>Jan-19</text:p>
          </table:table-cell>
          <table:table-cell table:style-name="ce10" office:value-type="float" office:value="103.8" calcext:value-type="float">
            <text:p>103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2-01" calcext:value-type="date">
            <text:p>Feb-19</text:p>
          </table:table-cell>
          <table:table-cell table:style-name="ce10" office:value-type="float" office:value="104.4" calcext:value-type="float">
            <text:p>104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3-01" calcext:value-type="date">
            <text:p>Mar-19</text:p>
          </table:table-cell>
          <table:table-cell table:style-name="ce10" office:value-type="float" office:value="104.4" calcext:value-type="float">
            <text:p>104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4-01" calcext:value-type="date">
            <text:p>Apr-19</text:p>
          </table:table-cell>
          <table:table-cell table:style-name="ce10" office:value-type="float" office:value="104.4" calcext:value-type="float">
            <text:p>104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5-01" calcext:value-type="date">
            <text:p>May-19</text:p>
          </table:table-cell>
          <table:table-cell table:style-name="ce10" office:value-type="float" office:value="104.4" calcext:value-type="float">
            <text:p>104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6-01" calcext:value-type="date">
            <text:p>Jun-19</text:p>
          </table:table-cell>
          <table:table-cell table:style-name="ce10" office:value-type="float" office:value="103.4" calcext:value-type="float">
            <text:p>103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7-01" calcext:value-type="date">
            <text:p>Jul-19</text:p>
          </table:table-cell>
          <table:table-cell table:style-name="ce10" office:value-type="float" office:value="103.4" calcext:value-type="float">
            <text:p>103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8-01" calcext:value-type="date">
            <text:p>Aug-19</text:p>
          </table:table-cell>
          <table:table-cell table:style-name="ce10" office:value-type="float" office:value="103.7" calcext:value-type="float">
            <text:p>103.7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09-01" calcext:value-type="date">
            <text:p>Sep-19</text:p>
          </table:table-cell>
          <table:table-cell table:style-name="ce10" office:value-type="float" office:value="103.3" calcext:value-type="float">
            <text:p>103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10-01" calcext:value-type="date">
            <text:p>Oct-19</text:p>
          </table:table-cell>
          <table:table-cell table:style-name="ce10" office:value-type="float" office:value="102.8" calcext:value-type="float">
            <text:p>102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19-11-01" calcext:value-type="date">
            <text:p>Nov-19</text:p>
          </table:table-cell>
          <table:table-cell table:style-name="ce10" office:value-type="float" office:value="103.1" calcext:value-type="float">
            <text:p>103.10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19-12-01" calcext:value-type="date">
            <text:p>Dec-19</text:p>
          </table:table-cell>
          <table:table-cell table:style-name="ce10" office:value-type="float" office:value="103.3" calcext:value-type="float">
            <text:p>103.30</text:p>
          </table:table-cell>
          <table:table-cell table:formula="of:=[.C472]+1" office:value-type="float" office:value="2019" calcext:value-type="float">
            <text:p>2019</text:p>
          </table:table-cell>
          <table:table-cell table:formula="of:=AVERAGE([.B473:.B484])" office:value-type="float" office:value="103.7" calcext:value-type="float">
            <text:p>103.7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20-01-01" calcext:value-type="date">
            <text:p>Jan-20</text:p>
          </table:table-cell>
          <table:table-cell table:style-name="ce10" office:value-type="float" office:value="105.9" calcext:value-type="float">
            <text:p>105.9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2-01" calcext:value-type="date">
            <text:p>Feb-20</text:p>
          </table:table-cell>
          <table:table-cell table:style-name="ce10" office:value-type="float" office:value="106.6" calcext:value-type="float">
            <text:p>106.6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3-01" calcext:value-type="date">
            <text:p>Mar-20</text:p>
          </table:table-cell>
          <table:table-cell table:style-name="ce10" office:value-type="float" office:value="107.4" calcext:value-type="float">
            <text:p>107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4-01" calcext:value-type="date">
            <text:p>Apr-20</text:p>
          </table:table-cell>
          <table:table-cell table:style-name="ce10" office:value-type="float" office:value="108.8" calcext:value-type="float">
            <text:p>108.8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5-01" calcext:value-type="date">
            <text:p>May-20</text:p>
          </table:table-cell>
          <table:table-cell table:style-name="ce10" office:value-type="float" office:value="107.3" calcext:value-type="float">
            <text:p>107.3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6-01" calcext:value-type="date">
            <text:p>Jun-20</text:p>
          </table:table-cell>
          <table:table-cell table:style-name="ce10" office:value-type="float" office:value="105.161468389505" calcext:value-type="float">
            <text:p>105.1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7-01" calcext:value-type="date">
            <text:p>Jul-20</text:p>
          </table:table-cell>
          <table:table-cell table:style-name="ce10" office:value-type="float" office:value="104.875984093369" calcext:value-type="float">
            <text:p>104.8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8-01" calcext:value-type="date">
            <text:p>Aug-20</text:p>
          </table:table-cell>
          <table:table-cell table:style-name="ce10" office:value-type="float" office:value="105.315355895057" calcext:value-type="float">
            <text:p>105.3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09-01" calcext:value-type="date">
            <text:p>Sep-20</text:p>
          </table:table-cell>
          <table:table-cell table:style-name="ce10" office:value-type="float" office:value="105.970974624104" calcext:value-type="float">
            <text:p>105.9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10-01" calcext:value-type="date">
            <text:p>Oct-20</text:p>
          </table:table-cell>
          <table:table-cell table:style-name="ce10" office:value-type="float" office:value="106.132889704578" calcext:value-type="float">
            <text:p>106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0-11-01" calcext:value-type="date">
            <text:p>Nov-20</text:p>
          </table:table-cell>
          <table:table-cell table:style-name="ce10" office:value-type="float" office:value="106.293509480474" calcext:value-type="float">
            <text:p>106.29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20-12-01" calcext:value-type="date">
            <text:p>Dec-20</text:p>
          </table:table-cell>
          <table:table-cell table:style-name="ce10" office:value-type="float" office:value="106.143569978819" calcext:value-type="float">
            <text:p>106.14</text:p>
          </table:table-cell>
          <table:table-cell table:formula="of:=[.C484]+1" office:value-type="float" office:value="2020" calcext:value-type="float">
            <text:p>2020</text:p>
          </table:table-cell>
          <table:table-cell table:formula="of:=AVERAGE([.B485:.B496])" office:value-type="float" office:value="106.324479347159" calcext:value-type="float">
            <text:p>106.324479347159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21-01-01" calcext:value-type="date">
            <text:p>Jan-21</text:p>
          </table:table-cell>
          <table:table-cell table:style-name="ce10" office:value-type="float" office:value="107.018171142943" calcext:value-type="float">
            <text:p>107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2-01" calcext:value-type="date">
            <text:p>Feb-21</text:p>
          </table:table-cell>
          <table:table-cell table:style-name="ce10" office:value-type="float" office:value="107.858135907389" calcext:value-type="float">
            <text:p>107.86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3-01" calcext:value-type="date">
            <text:p>Mar-21</text:p>
          </table:table-cell>
          <table:table-cell table:style-name="ce10" office:value-type="float" office:value="108.539344205101" calcext:value-type="float">
            <text:p>108.54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4-01" calcext:value-type="date">
            <text:p>Apr-21</text:p>
          </table:table-cell>
          <table:table-cell table:style-name="ce10" office:value-type="float" office:value="109.003082303256" calcext:value-type="float">
            <text:p>109.0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5-01" calcext:value-type="date">
            <text:p>May-21</text:p>
          </table:table-cell>
          <table:table-cell table:style-name="ce10" office:value-type="float" office:value="109.768333972872" calcext:value-type="float">
            <text:p>109.7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6-01" calcext:value-type="date">
            <text:p>Jun-21</text:p>
          </table:table-cell>
          <table:table-cell table:style-name="ce10" office:value-type="float" office:value="111.40343109445" calcext:value-type="float">
            <text:p>111.40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7-01" calcext:value-type="date">
            <text:p>Jul-21</text:p>
          </table:table-cell>
          <table:table-cell table:style-name="ce10" office:value-type="float" office:value="111.705423948296" calcext:value-type="float">
            <text:p>111.71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8-01" calcext:value-type="date">
            <text:p>Aug-21</text:p>
          </table:table-cell>
          <table:table-cell table:style-name="ce10" office:value-type="float" office:value="111.568188278135" calcext:value-type="float">
            <text:p>111.57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09-01" calcext:value-type="date">
            <text:p>Sep-21</text:p>
          </table:table-cell>
          <table:table-cell table:style-name="ce10" office:value-type="float" office:value="111.7331706383" calcext:value-type="float">
            <text:p>111.7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10-01" calcext:value-type="date">
            <text:p>Oct-21</text:p>
          </table:table-cell>
          <table:table-cell table:style-name="ce10" office:value-type="float" office:value="112.278535176993" calcext:value-type="float">
            <text:p>112.2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1-11-01" calcext:value-type="date">
            <text:p>Nov-21</text:p>
          </table:table-cell>
          <table:table-cell table:style-name="ce10" office:value-type="float" office:value="113.098405041304" calcext:value-type="float">
            <text:p>113.10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21-12-01" calcext:value-type="date">
            <text:p>Dec-21</text:p>
          </table:table-cell>
          <table:table-cell table:style-name="ce10" office:value-type="float" office:value="113.278467165704" calcext:value-type="float">
            <text:p>113.28</text:p>
          </table:table-cell>
          <table:table-cell table:formula="of:=[.C496]+1" office:value-type="float" office:value="2021" calcext:value-type="float">
            <text:p>2021</text:p>
          </table:table-cell>
          <table:table-cell table:formula="of:=AVERAGE([.B497:.B508])" office:value-type="float" office:value="110.604390739562" calcext:value-type="float">
            <text:p>110.604390739562</text:p>
          </table:table-cell>
          <table:table-cell table:number-columns-repeated="16380"/>
        </table:table-row>
        <table:table-row table:style-name="ro6" table:visibility="filter">
          <table:table-cell table:style-name="ce6" office:value-type="date" office:date-value="2022-01-01" calcext:value-type="date">
            <text:p>Jan-22</text:p>
          </table:table-cell>
          <table:table-cell table:style-name="ce10" office:value-type="float" office:value="114.919638538441" calcext:value-type="float">
            <text:p>114.9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2-01" calcext:value-type="date">
            <text:p>Feb-22</text:p>
          </table:table-cell>
          <table:table-cell table:style-name="ce10" office:value-type="float" office:value="117.628272571593" calcext:value-type="float">
            <text:p>117.6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3-01" calcext:value-type="date">
            <text:p>Mar-22</text:p>
          </table:table-cell>
          <table:table-cell table:style-name="ce10" office:value-type="float" office:value="120.130755032007" calcext:value-type="float">
            <text:p>120.13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4-01" calcext:value-type="date">
            <text:p>Apr-22</text:p>
          </table:table-cell>
          <table:table-cell table:style-name="ce10" office:value-type="float" office:value="120.983643794788" calcext:value-type="float">
            <text:p>120.9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5-01" calcext:value-type="date">
            <text:p>May-22</text:p>
          </table:table-cell>
          <table:table-cell table:style-name="ce10" office:value-type="float" office:value="121.649066114712" calcext:value-type="float">
            <text:p>121.6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6-01" calcext:value-type="date">
            <text:p>Jun-22</text:p>
          </table:table-cell>
          <table:table-cell table:style-name="ce10" office:value-type="float" office:value="122.075691372522" calcext:value-type="float">
            <text:p>122.08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7-01" calcext:value-type="date">
            <text:p>Jul-22</text:p>
          </table:table-cell>
          <table:table-cell table:style-name="ce10" office:value-type="float" office:value="124.02116598389" calcext:value-type="float">
            <text:p>124.02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8-01" calcext:value-type="date">
            <text:p>Aug-22</text:p>
          </table:table-cell>
          <table:table-cell table:style-name="ce10" office:value-type="float" office:value="124.385642938132" calcext:value-type="float">
            <text:p>124.3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09-01" calcext:value-type="date">
            <text:p>Sep-22</text:p>
          </table:table-cell>
          <table:table-cell table:style-name="ce10" office:value-type="float" office:value="125.045905993692" calcext:value-type="float">
            <text:p>125.05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10-01" calcext:value-type="date">
            <text:p>Oct-22</text:p>
          </table:table-cell>
          <table:table-cell table:style-name="ce10" office:value-type="float" office:value="125.68906039137" calcext:value-type="float">
            <text:p>125.69</text:p>
          </table:table-cell>
          <table:table-cell table:number-columns-repeated="16382"/>
        </table:table-row>
        <table:table-row table:style-name="ro6" table:visibility="filter">
          <table:table-cell table:style-name="ce6" office:value-type="date" office:date-value="2022-11-01" calcext:value-type="date">
            <text:p>Nov-22</text:p>
          </table:table-cell>
          <table:table-cell table:style-name="ce10" office:value-type="float" office:value="126.81300338308" calcext:value-type="float">
            <text:p>126.81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22-12-01" calcext:value-type="date">
            <text:p>Dec-22</text:p>
          </table:table-cell>
          <table:table-cell table:style-name="ce10" office:value-type="float" office:value="127.090439650295" calcext:value-type="float">
            <text:p>127.09</text:p>
          </table:table-cell>
          <table:table-cell table:formula="of:=[.C508]+1" office:value-type="float" office:value="2022" calcext:value-type="float">
            <text:p>2022</text:p>
          </table:table-cell>
          <table:table-cell table:formula="of:=AVERAGE([.B509:.B520])" office:value-type="float" office:value="122.53602381371" calcext:value-type="float">
            <text:p>122.53602381371</text:p>
          </table:table-cell>
          <table:table-cell table:number-columns-repeated="16380"/>
        </table:table-row>
        <table:table-row table:style-name="ro6">
          <table:table-cell table:style-name="ce6" office:value-type="date" office:date-value="2023-01-01" calcext:value-type="date">
            <text:p>Jan-23</text:p>
          </table:table-cell>
          <table:table-cell table:style-name="ce10" office:value-type="float" office:value="128.457183927443" calcext:value-type="float">
            <text:p>128.46</text:p>
          </table:table-cell>
          <table:table-cell table:number-columns-repeated="16382"/>
        </table:table-row>
        <table:table-row table:style-name="ro6">
          <table:table-cell table:style-name="ce6" office:value-type="date" office:date-value="2023-02-01" calcext:value-type="date">
            <text:p>Feb-23</text:p>
          </table:table-cell>
          <table:table-cell table:style-name="ce10" office:value-type="float" office:value="130.51081915934" calcext:value-type="float">
            <text:p>130.51</text:p>
          </table:table-cell>
          <table:table-cell table:number-columns-repeated="16382"/>
        </table:table-row>
        <table:table-row table:style-name="ro7">
          <table:table-cell table:style-name="ce7" office:value-type="string" calcext:value-type="string" table:number-columns-spanned="2" table:number-rows-spanned="1">
            <text:p><text:span text:style-name="T2">1/</text:span><text:span text:style-name="T3"> </text:span><text:span text:style-name="T4">The monthly CPI for Jan 1980 to March 2018, originally based on other base periods, has been converted to a common base January - December 2017 = 100 for comparison purposes.</text:span></text:p>
          </table:table-cell>
          <table:covered-table-cell table:style-name="ce11"/>
          <table:table-cell table:number-columns-repeated="16382"/>
        </table:table-row>
        <table:table-row table:style-name="ro8" table:number-rows-repeated="8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8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8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8" table:number-rows-repeated="104801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Sheet3" table:style-name="ta1">
        <table:table-column table:style-name="co5" table:default-cell-style-name="ce14"/>
        <table:table-column table:style-name="co5" table:default-cell-style-name="ce16"/>
        <table:table-column table:style-name="co5" table:number-columns-repeated="2" table:default-cell-style-name="Default"/>
        <table:table-row table:style-name="ro2">
          <table:table-cell table:style-name="ce13" office:value-type="float" office:value="1975" calcext:value-type="float">
            <text:p>1975</text:p>
          </table:table-cell>
          <table:table-cell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table:style-name="ce13" office:value-type="float" office:value="1976" calcext:value-type="float">
            <text:p>1976</text:p>
          </table:table-cell>
          <table:table-cell office:value-type="float" office:value="113.4" calcext:value-type="float">
            <text:p>113.4</text:p>
          </table:table-cell>
          <table:table-cell office:value-type="float" office:value="1976" calcext:value-type="float">
            <text:p>1976</text:p>
          </table:table-cell>
          <table:table-cell table:formula="of:=([.B2]-[.B1])/[.B1]*100" office:value-type="float" office:value="13.4" calcext:value-type="float">
            <text:p>13.4</text:p>
          </table:table-cell>
        </table:table-row>
        <table:table-row table:style-name="ro2">
          <table:table-cell table:style-name="ce13" office:value-type="float" office:value="1977" calcext:value-type="float">
            <text:p>1977</text:p>
          </table:table-cell>
          <table:table-cell office:value-type="float" office:value="123.8328" calcext:value-type="float">
            <text:p>123.8</text:p>
          </table:table-cell>
          <table:table-cell office:value-type="float" office:value="1977" calcext:value-type="float">
            <text:p>1977</text:p>
          </table:table-cell>
          <table:table-cell table:formula="of:=([.B3]-[.B2])/[.B2]*100" office:value-type="float" office:value="9.2" calcext:value-type="float">
            <text:p>9.2</text:p>
          </table:table-cell>
        </table:table-row>
        <table:table-row table:style-name="ro2">
          <table:table-cell table:style-name="ce13" office:value-type="float" office:value="1978" calcext:value-type="float">
            <text:p>1978</text:p>
          </table:table-cell>
          <table:table-cell office:value-type="float" office:value="134.358588" calcext:value-type="float">
            <text:p>134.4</text:p>
          </table:table-cell>
          <table:table-cell office:value-type="float" office:value="1978" calcext:value-type="float">
            <text:p>1978</text:p>
          </table:table-cell>
          <table:table-cell table:formula="of:=([.B4]-[.B3])/[.B3]*100" office:value-type="float" office:value="8.49999999999999" calcext:value-type="float">
            <text:p>8.49999999999999</text:p>
          </table:table-cell>
        </table:table-row>
        <table:table-row table:style-name="ro2">
          <table:table-cell table:style-name="ce13" office:value-type="float" office:value="1979" calcext:value-type="float">
            <text:p>1979</text:p>
          </table:table-cell>
          <table:table-cell office:value-type="float" office:value="153.84058326" calcext:value-type="float">
            <text:p>153.8</text:p>
          </table:table-cell>
          <table:table-cell office:value-type="float" office:value="1979" calcext:value-type="float">
            <text:p>1979</text:p>
          </table:table-cell>
          <table:table-cell table:formula="of:=([.B5]-[.B4])/[.B4]*100" office:value-type="float" office:value="14.5" calcext:value-type="float">
            <text:p>14.5</text:p>
          </table:table-cell>
        </table:table-row>
        <table:table-row table:style-name="ro2">
          <table:table-cell table:style-name="ce13" office:value-type="float" office:value="1980" calcext:value-type="float">
            <text:p>1980</text:p>
          </table:table-cell>
          <table:table-cell office:value-type="float" office:value="218.4536282292" calcext:value-type="float">
            <text:p>218.5</text:p>
          </table:table-cell>
          <table:table-cell office:value-type="float" office:value="1980" calcext:value-type="float">
            <text:p>1980</text:p>
          </table:table-cell>
          <table:table-cell table:formula="of:=([.B6]-[.B5])/[.B5]*100" office:value-type="float" office:value="42" calcext:value-type="float">
            <text:p>42</text:p>
          </table:table-cell>
        </table:table-row>
        <table:table-row table:style-name="ro2">
          <table:table-cell table:style-name="ce13" office:value-type="float" office:value="1981" calcext:value-type="float">
            <text:p>1981</text:p>
          </table:table-cell>
          <table:table-cell office:value-type="float" office:value="250.129404322434" calcext:value-type="float">
            <text:p>250.1</text:p>
          </table:table-cell>
          <table:table-cell office:value-type="float" office:value="1981" calcext:value-type="float">
            <text:p>1981</text:p>
          </table:table-cell>
          <table:table-cell table:formula="of:=([.B7]-[.B6])/[.B6]*100" office:value-type="float" office:value="14.5" calcext:value-type="float">
            <text:p>14.5</text:p>
          </table:table-cell>
        </table:table-row>
        <table:table-row table:style-name="ro2">
          <table:table-cell table:style-name="ce13" office:value-type="float" office:value="1982" calcext:value-type="float">
            <text:p>1982</text:p>
          </table:table-cell>
          <table:table-cell office:value-type="float" office:value="278.644156415192" calcext:value-type="float">
            <text:p>278.6</text:p>
          </table:table-cell>
          <table:table-cell office:value-type="float" office:value="1982" calcext:value-type="float">
            <text:p>1982</text:p>
          </table:table-cell>
          <table:table-cell table:formula="of:=([.B8]-[.B7])/[.B7]*100" office:value-type="float" office:value="11.4" calcext:value-type="float">
            <text:p>11.4</text:p>
          </table:table-cell>
        </table:table-row>
        <table:table-row table:style-name="ro2">
          <table:table-cell table:style-name="ce13" office:value-type="float" office:value="1983" calcext:value-type="float">
            <text:p>1983</text:p>
          </table:table-cell>
          <table:table-cell office:value-type="float" office:value="294.248229174442" calcext:value-type="float">
            <text:p>294.2</text:p>
          </table:table-cell>
          <table:table-cell office:value-type="float" office:value="1983" calcext:value-type="float">
            <text:p>1983</text:p>
          </table:table-cell>
          <table:table-cell table:formula="of:=([.B9]-[.B8])/[.B8]*100" office:value-type="float" office:value="5.59999999999999" calcext:value-type="float">
            <text:p>5.59999999999999</text:p>
          </table:table-cell>
        </table:table-row>
        <table:table-row table:style-name="ro2">
          <table:table-cell table:style-name="ce13" office:value-type="float" office:value="1984" calcext:value-type="float">
            <text:p>1984</text:p>
          </table:table-cell>
          <table:table-cell office:value-type="float" office:value="315.728349904177" calcext:value-type="float">
            <text:p>315.7</text:p>
          </table:table-cell>
          <table:table-cell office:value-type="float" office:value="1984" calcext:value-type="float">
            <text:p>1984</text:p>
          </table:table-cell>
          <table:table-cell table:formula="of:=([.B10]-[.B9])/[.B9]*100" office:value-type="float" office:value="7.29999999999999" calcext:value-type="float">
            <text:p>7.29999999999999</text:p>
          </table:table-cell>
        </table:table-row>
        <table:table-row table:style-name="ro2">
          <table:table-cell table:style-name="ce13" office:value-type="float" office:value="1985" calcext:value-type="float">
            <text:p>1985</text:p>
          </table:table-cell>
          <table:table-cell office:value-type="float" office:value="336.882149347756" calcext:value-type="float">
            <text:p>336.9</text:p>
          </table:table-cell>
          <table:table-cell office:value-type="float" office:value="1985" calcext:value-type="float">
            <text:p>1985</text:p>
          </table:table-cell>
          <table:table-cell table:formula="of:=([.B11]-[.B10])/[.B10]*100" office:value-type="float" office:value="6.7" calcext:value-type="float">
            <text:p>6.7</text:p>
          </table:table-cell>
        </table:table-row>
        <table:table-row table:style-name="ro2">
          <table:table-cell table:style-name="ce13" office:value-type="float" office:value="1986" calcext:value-type="float">
            <text:p>1986</text:p>
          </table:table-cell>
          <table:table-cell office:value-type="float" office:value="342.946028036016" calcext:value-type="float">
            <text:p>342.9</text:p>
          </table:table-cell>
          <table:table-cell office:value-type="float" office:value="1986" calcext:value-type="float">
            <text:p>1986</text:p>
          </table:table-cell>
          <table:table-cell table:formula="of:=([.B12]-[.B11])/[.B11]*100" office:value-type="float" office:value="1.79999999999999" calcext:value-type="float">
            <text:p>1.79999999999999</text:p>
          </table:table-cell>
        </table:table-row>
        <table:table-row table:style-name="ro2">
          <table:table-cell table:style-name="ce13" office:value-type="float" office:value="1987" calcext:value-type="float">
            <text:p>1987</text:p>
          </table:table-cell>
          <table:table-cell office:value-type="float" office:value="345.003704204232" calcext:value-type="float">
            <text:p>345.0</text:p>
          </table:table-cell>
          <table:table-cell office:value-type="float" office:value="1987" calcext:value-type="float">
            <text:p>1987</text:p>
          </table:table-cell>
          <table:table-cell table:formula="of:=([.B13]-[.B12])/[.B12]*100" office:value-type="float" office:value="0.600000000000007" calcext:value-type="float">
            <text:p>0.600000000000007</text:p>
          </table:table-cell>
        </table:table-row>
        <table:table-row table:style-name="ro2">
          <table:table-cell table:style-name="ce13" office:value-type="float" office:value="1988" calcext:value-type="float">
            <text:p>1988</text:p>
          </table:table-cell>
          <table:table-cell office:value-type="float" office:value="376.744044991021" calcext:value-type="float">
            <text:p>376.7</text:p>
          </table:table-cell>
          <table:table-cell office:value-type="float" office:value="1988" calcext:value-type="float">
            <text:p>1988</text:p>
          </table:table-cell>
          <table:table-cell table:formula="of:=([.B14]-[.B13])/[.B13]*100" office:value-type="float" office:value="9.20000000000001" calcext:value-type="float">
            <text:p>9.20000000000001</text:p>
          </table:table-cell>
        </table:table-row>
        <table:table-row table:style-name="ro2">
          <table:table-cell table:style-name="ce13" office:value-type="float" office:value="1989" calcext:value-type="float">
            <text:p>1989</text:p>
          </table:table-cell>
          <table:table-cell office:value-type="float" office:value="424.21379465989" calcext:value-type="float">
            <text:p>424.2</text:p>
          </table:table-cell>
          <table:table-cell office:value-type="float" office:value="1989" calcext:value-type="float">
            <text:p>1989</text:p>
          </table:table-cell>
          <table:table-cell table:formula="of:=([.B15]-[.B14])/[.B14]*100" office:value-type="float" office:value="12.6" calcext:value-type="float">
            <text:p>12.6</text:p>
          </table:table-cell>
        </table:table-row>
        <table:table-row table:style-name="ro2">
          <table:table-cell table:style-name="ce13" office:value-type="float" office:value="1990" calcext:value-type="float">
            <text:p>1990</text:p>
          </table:table-cell>
          <table:table-cell office:value-type="float" office:value="481.482656938975" calcext:value-type="float">
            <text:p>481.5</text:p>
          </table:table-cell>
          <table:table-cell office:value-type="float" office:value="1990" calcext:value-type="float">
            <text:p>1990</text:p>
          </table:table-cell>
          <table:table-cell table:formula="of:=([.B16]-[.B15])/[.B15]*100" office:value-type="float" office:value="13.5" calcext:value-type="float">
            <text:p>13.5</text:p>
          </table:table-cell>
        </table:table-row>
        <table:table-row table:style-name="ro2">
          <table:table-cell table:style-name="ce13" office:value-type="float" office:value="1991" calcext:value-type="float">
            <text:p>1991</text:p>
          </table:table-cell>
          <table:table-cell office:value-type="float" office:value="515.186442924704" calcext:value-type="float">
            <text:p>515.2</text:p>
          </table:table-cell>
          <table:table-cell office:value-type="float" office:value="1991" calcext:value-type="float">
            <text:p>1991</text:p>
          </table:table-cell>
          <table:table-cell table:formula="of:=([.B17]-[.B16])/[.B16]*100" office:value-type="float" office:value="7.00000000000001" calcext:value-type="float">
            <text:p>7.00000000000001</text:p>
          </table:table-cell>
        </table:table-row>
        <table:table-row table:style-name="ro2">
          <table:table-cell table:style-name="ce13" office:value-type="float" office:value="1992" calcext:value-type="float">
            <text:p>1992</text:p>
          </table:table-cell>
          <table:table-cell office:value-type="float" office:value="538.88501929924" calcext:value-type="float">
            <text:p>538.9</text:p>
          </table:table-cell>
          <table:table-cell office:value-type="float" office:value="1992" calcext:value-type="float">
            <text:p>1992</text:p>
          </table:table-cell>
          <table:table-cell table:formula="of:=([.B18]-[.B17])/[.B17]*100" office:value-type="float" office:value="4.59999999999998" calcext:value-type="float">
            <text:p>4.59999999999998</text:p>
          </table:table-cell>
        </table:table-row>
        <table:table-row table:style-name="ro2">
          <table:table-cell table:style-name="ce13" office:value-type="float" office:value="1993" calcext:value-type="float">
            <text:p>1993</text:p>
          </table:table-cell>
          <table:table-cell office:value-type="float" office:value="595.46794632566" calcext:value-type="float">
            <text:p>595.5</text:p>
          </table:table-cell>
          <table:table-cell office:value-type="float" office:value="1993" calcext:value-type="float">
            <text:p>1993</text:p>
          </table:table-cell>
          <table:table-cell table:formula="of:=([.B19]-[.B18])/[.B18]*100" office:value-type="float" office:value="10.5" calcext:value-type="float">
            <text:p>10.5</text:p>
          </table:table-cell>
        </table:table-row>
        <table:table-row table:style-name="ro2">
          <table:table-cell table:style-name="ce13" office:value-type="float" office:value="1994" calcext:value-type="float">
            <text:p>1994</text:p>
          </table:table-cell>
          <table:table-cell office:value-type="float" office:value="638.937106407433" calcext:value-type="float">
            <text:p>638.9</text:p>
          </table:table-cell>
          <table:table-cell office:value-type="float" office:value="1994" calcext:value-type="float">
            <text:p>1994</text:p>
          </table:table-cell>
          <table:table-cell table:formula="of:=([.B20]-[.B19])/[.B19]*100" office:value-type="float" office:value="7.30000000000001" calcext:value-type="float">
            <text:p>7.30000000000001</text:p>
          </table:table-cell>
        </table:table-row>
        <table:table-row table:style-name="ro2">
          <table:table-cell table:style-name="ce13" office:value-type="float" office:value="1995" calcext:value-type="float">
            <text:p>1995</text:p>
          </table:table-cell>
          <table:table-cell office:value-type="float" office:value="677.273332791879" calcext:value-type="float">
            <text:p>677.3</text:p>
          </table:table-cell>
          <table:table-cell office:value-type="float" office:value="1995" calcext:value-type="float">
            <text:p>1995</text:p>
          </table:table-cell>
          <table:table-cell table:formula="of:=([.B21]-[.B20])/[.B20]*100" office:value-type="float" office:value="6.00000000000001" calcext:value-type="float">
            <text:p>6.00000000000001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721.973372756143" calcext:value-type="float">
            <text:p>722.0</text:p>
          </table:table-cell>
          <table:table-cell office:value-type="float" office:value="1996" calcext:value-type="float">
            <text:p>1996</text:p>
          </table:table-cell>
          <table:table-cell table:formula="of:=([.B22]-[.B21])/[.B21]*100" office:value-type="float" office:value="6.59999999999999" calcext:value-type="float">
            <text:p>6.59999999999999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769.623615358049" calcext:value-type="float">
            <text:p>769.6</text:p>
          </table:table-cell>
          <table:table-cell office:value-type="float" office:value="1997" calcext:value-type="float">
            <text:p>1997</text:p>
          </table:table-cell>
          <table:table-cell table:formula="of:=([.B23]-[.B22])/[.B22]*100" office:value-type="float" office:value="6.6" calcext:value-type="float">
            <text:p>6.6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821.958021202396" calcext:value-type="float">
            <text:p>822.0</text:p>
          </table:table-cell>
          <table:table-cell office:value-type="float" office:value="1998" calcext:value-type="float">
            <text:p>1998</text:p>
          </table:table-cell>
          <table:table-cell table:formula="of:=([.B24]-[.B23])/[.B23]*100"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878.673124665362" calcext:value-type="float">
            <text:p>878.7</text:p>
          </table:table-cell>
          <table:table-cell office:value-type="float" office:value="1999" calcext:value-type="float">
            <text:p>1999</text:p>
          </table:table-cell>
          <table:table-cell table:formula="of:=([.B25]-[.B24])/[.B24]*100" office:value-type="float" office:value="6.90000000000001" calcext:value-type="float">
            <text:p>6.900000000000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15.577395901307" calcext:value-type="float">
            <text:p>915.6</text:p>
          </table:table-cell>
          <table:table-cell office:value-type="float" office:value="2000" calcext:value-type="float">
            <text:p>2000</text:p>
          </table:table-cell>
          <table:table-cell table:formula="of:=([.B26]-[.B25])/[.B25]*10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965.018575279977" calcext:value-type="float">
            <text:p>965.0</text:p>
          </table:table-cell>
          <table:table-cell office:value-type="float" office:value="2001" calcext:value-type="float">
            <text:p>2001</text:p>
          </table:table-cell>
          <table:table-cell table:formula="of:=([.B27]-[.B26])/[.B26]*100" office:value-type="float" office:value="5.40000000000001" calcext:value-type="float">
            <text:p>5.4000000000000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026.7797640979" calcext:value-type="float">
            <text:p>1026.8</text:p>
          </table:table-cell>
          <table:table-cell office:value-type="float" office:value="2002" calcext:value-type="float">
            <text:p>2002</text:p>
          </table:table-cell>
          <table:table-cell table:formula="of:=([.B28]-[.B27])/[.B27]*100" office:value-type="float" office:value="6.40000000000001" calcext:value-type="float">
            <text:p>6.4000000000000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066.82417489771" calcext:value-type="float">
            <text:p>1066.8</text:p>
          </table:table-cell>
          <table:table-cell office:value-type="float" office:value="2003" calcext:value-type="float">
            <text:p>2003</text:p>
          </table:table-cell>
          <table:table-cell table:formula="of:=([.B29]-[.B28])/[.B28]*100" office:value-type="float" office:value="3.90000000000001" calcext:value-type="float">
            <text:p>3.9000000000000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116.96491111791" calcext:value-type="float">
            <text:p>1117.0</text:p>
          </table:table-cell>
          <table:table-cell office:value-type="float" office:value="2004" calcext:value-type="float">
            <text:p>2004</text:p>
          </table:table-cell>
          <table:table-cell table:formula="of:=([.B30]-[.B29])/[.B29]*100"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171.69619176268" calcext:value-type="float">
            <text:p>1171.7</text:p>
          </table:table-cell>
          <table:table-cell office:value-type="float" office:value="2005" calcext:value-type="float">
            <text:p>2005</text:p>
          </table:table-cell>
          <table:table-cell table:formula="of:=([.B31]-[.B30])/[.B30]*100"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275.97715282956" calcext:value-type="float">
            <text:p>1276.0</text:p>
          </table:table-cell>
          <table:table-cell office:value-type="float" office:value="2006" calcext:value-type="float">
            <text:p>2006</text:p>
          </table:table-cell>
          <table:table-cell table:formula="of:=([.B32]-[.B31])/[.B31]*100" office:value-type="float" office:value="8.90000000000001" calcext:value-type="float">
            <text:p>8.9000000000000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388.26314227856" calcext:value-type="float">
            <text:p>1388.3</text:p>
          </table:table-cell>
          <table:table-cell office:value-type="float" office:value="2007" calcext:value-type="float">
            <text:p>2007</text:p>
          </table:table-cell>
          <table:table-cell table:formula="of:=([.B33]-[.B32])/[.B32]*100" office:value-type="float" office:value="8.8" calcext:value-type="float">
            <text:p>8.8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522.92466707959" calcext:value-type="float">
            <text:p>1522.9</text:p>
          </table:table-cell>
          <table:table-cell office:value-type="float" office:value="2008" calcext:value-type="float">
            <text:p>2008</text:p>
          </table:table-cell>
          <table:table-cell table:formula="of:=([.B34]-[.B33])/[.B33]*100"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560.99778375657" calcext:value-type="float">
            <text:p>1561.0</text:p>
          </table:table-cell>
          <table:table-cell office:value-type="float" office:value="2009" calcext:value-type="float">
            <text:p>2009</text:p>
          </table:table-cell>
          <table:table-cell table:formula="of:=([.B35]-[.B34])/[.B34]*100" office:value-type="float" office:value="2.49999999999999" calcext:value-type="float">
            <text:p>2.4999999999999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606.3" calcext:value-type="float">
            <text:p>1606.3</text:p>
          </table:table-cell>
          <table:table-cell office:value-type="float" office:value="2010" calcext:value-type="float">
            <text:p>2010</text:p>
          </table:table-cell>
          <table:table-cell table:formula="of:=([.B36]-[.B35])/[.B35]*100" office:value-type="float" office:value="2.9021320026736" calcext:value-type="float">
            <text:p>2.902132002673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710.7095" calcext:value-type="float">
            <text:p>1710.7</text:p>
          </table:table-cell>
          <table:table-cell office:value-type="float" office:value="2011" calcext:value-type="float">
            <text:p>2011</text:p>
          </table:table-cell>
          <table:table-cell table:formula="of:=([.B37]-[.B36])/[.B36]*100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777.4271705" calcext:value-type="float">
            <text:p>1777.4</text:p>
          </table:table-cell>
          <table:table-cell office:value-type="float" office:value="2012" calcext:value-type="float">
            <text:p>2012</text:p>
          </table:table-cell>
          <table:table-cell table:formula="of:=([.B38]-[.B37])/[.B37]*100" office:value-type="float" office:value="3.9" calcext:value-type="float">
            <text:p>3.9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839.6" calcext:value-type="float">
            <text:p>1839.6</text:p>
          </table:table-cell>
          <table:table-cell office:value-type="float" office:value="2013" calcext:value-type="float">
            <text:p>2013</text:p>
          </table:table-cell>
          <table:table-cell table:formula="of:=([.B39]-[.B38])/[.B38]*100" office:value-type="float" office:value="3.49791150556737" calcext:value-type="float">
            <text:p>3.49791150556737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898.5" calcext:value-type="float">
            <text:p>1898.5</text:p>
          </table:table-cell>
          <table:table-cell office:value-type="float" office:value="2014" calcext:value-type="float">
            <text:p>2014</text:p>
          </table:table-cell>
          <table:table-cell table:formula="of:=([.B40]-[.B39])/[.B39]*100" office:value-type="float" office:value="3.20178299630355" calcext:value-type="float">
            <text:p>3.2017829963035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923.2" calcext:value-type="float">
            <text:p>1923.2</text:p>
          </table:table-cell>
          <table:table-cell office:value-type="float" office:value="2015" calcext:value-type="float">
            <text:p>2015</text:p>
          </table:table-cell>
          <table:table-cell table:formula="of:=([.B41]-[.B40])/[.B40]*100" office:value-type="float" office:value="1.30102712667896" calcext:value-type="float">
            <text:p>1.3010271266789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942.4" calcext:value-type="float">
            <text:p>1942.4</text:p>
          </table:table-cell>
          <table:table-cell office:value-type="float" office:value="2016" calcext:value-type="float">
            <text:p>2016</text:p>
          </table:table-cell>
          <table:table-cell table:formula="of:=([.B42]-[.B41])/[.B41]*100" office:value-type="float" office:value="0.998336106489187" calcext:value-type="float">
            <text:p>0.99833610648918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2014.4" calcext:value-type="float">
            <text:p>2014.4</text:p>
          </table:table-cell>
          <table:table-cell office:value-type="float" office:value="2017" calcext:value-type="float">
            <text:p>2017</text:p>
          </table:table-cell>
          <table:table-cell table:formula="of:=([.B43]-[.B42])/[.B42]*100" office:value-type="float" office:value="3.70675453047776" calcext:value-type="float">
            <text:p>3.7067545304777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078.7" calcext:value-type="float">
            <text:p>2078.7</text:p>
          </table:table-cell>
          <table:table-cell office:value-type="float" office:value="2018" calcext:value-type="float">
            <text:p>2018</text:p>
          </table:table-cell>
          <table:table-cell table:formula="of:=([.B44]-[.B43])/[.B43]*100" office:value-type="float" office:value="3.19201747418585" calcext:value-type="float">
            <text:p>3.1920174741858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089.3" calcext:value-type="float">
            <text:p>2089.3</text:p>
          </table:table-cell>
          <table:table-cell office:value-type="float" office:value="2019" calcext:value-type="float">
            <text:p>2019</text:p>
          </table:table-cell>
          <table:table-cell table:formula="of:=([.B45]-[.B44])/[.B44]*100" office:value-type="float" office:value="0.509934093423792" calcext:value-type="float">
            <text:p>0.5099340934237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2141.5" calcext:value-type="float">
            <text:p>2141.5</text:p>
          </table:table-cell>
          <table:table-cell office:value-type="float" office:value="2020" calcext:value-type="float">
            <text:p>2020</text:p>
          </table:table-cell>
          <table:table-cell table:formula="of:=([.B46]-[.B45])/[.B45]*100" office:value-type="float" office:value="2.49844445508064" calcext:value-type="float">
            <text:p>2.4984444550806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2227.2" calcext:value-type="float">
            <text:p>2227.2</text:p>
          </table:table-cell>
          <table:table-cell office:value-type="float" office:value="2021" calcext:value-type="float">
            <text:p>2021</text:p>
          </table:table-cell>
          <table:table-cell table:formula="of:=([.B47]-[.B46])/[.B46]*100" office:value-type="float" office:value="4.0018678496381" calcext:value-type="float">
            <text:p>4.0018678496381</text:p>
          </table:table-cell>
        </table:table-row>
        <table:table-row table:style-name="ro2">
          <table:table-cell table:style-name="ce15" office:value-type="float" office:value="2022" calcext:value-type="float">
            <text:p>2022</text:p>
          </table:table-cell>
          <table:table-cell table:style-name="ce17" office:value-type="float" office:value="2467.7" calcext:value-type="float">
            <text:p>2467.7</text:p>
          </table:table-cell>
          <table:table-cell office:value-type="float" office:value="2022" calcext:value-type="float">
            <text:p>2022</text:p>
          </table:table-cell>
          <table:table-cell table:formula="of:=([.B48]-[.B47])/[.B47]*100" office:value-type="float" office:value="10.7983117816092" calcext:value-type="float">
            <text:p>10.7983117816092</text:p>
          </table:table-cell>
        </table:table-row>
      </table:table>
      <table:named-expressions/>
      <table:database-ranges>
        <table:database-range table:name="__Anonymous_Sheet_DB__1" table:target-range-address="CPI.D1:CPI.D520" table:display-filter-buttons="true">
          <table:filter>
            <table:filter-and>
              <table:filter-condition table:value="10.8229948703103" table:operator="=" table:field-number="0">
                <table:filter-set-item table:value="10.8229948703103"/>
                <table:filter-set-item table:value="100.014632416473"/>
                <table:filter-set-item table:value="103.230030440354"/>
                <table:filter-set-item table:value="103.7"/>
                <table:filter-set-item table:value="106.324479347159"/>
                <table:filter-set-item table:value="110.604390739562"/>
                <table:filter-set-item table:value="12.388172130442"/>
                <table:filter-set-item table:value="122.53602381371"/>
                <table:filter-set-item table:value="13.8015304349577"/>
                <table:filter-set-item table:value="14.5734552250387"/>
                <table:filter-set-item table:value="15.6503115224554"/>
                <table:filter-set-item table:value="16.6986795580356"/>
                <table:filter-set-item table:value="17.0006551335016"/>
                <table:filter-set-item table:value="17.086156383986"/>
                <table:filter-set-item table:value="18.6498656808824"/>
                <table:filter-set-item table:value="21.0134524401951"/>
                <table:filter-set-item table:value="23.8477655637271"/>
                <table:filter-set-item table:value="25.5173509159732"/>
                <table:filter-set-item table:value="26.6940814984796"/>
                <table:filter-set-item table:value="29.5081093021952"/>
                <table:filter-set-item table:value="31.6691272901502"/>
                <table:filter-set-item table:value="33.5785640795075"/>
                <table:filter-set-item table:value="35.7782868672467"/>
                <table:filter-set-item table:value="38.1438730537148"/>
                <table:filter-set-item table:value="40.7435441490648"/>
                <table:filter-set-item table:value="43.5585752012145"/>
                <table:filter-set-item table:value="45.3877253342192"/>
                <table:filter-set-item table:value="47.8338261053052"/>
                <table:filter-set-item table:value="50.9044390351071"/>
                <table:filter-set-item table:value="52.9004293620231"/>
                <table:filter-set-item table:value="55.3922356345257"/>
                <table:filter-set-item table:value="58.127044502198"/>
                <table:filter-set-item table:value="63.308354073782"/>
                <table:filter-set-item table:value="68.8944174171256"/>
                <table:filter-set-item table:value="75.5971188721543"/>
                <table:filter-set-item table:value="77.4992113891249"/>
                <table:filter-set-item table:value="79.7717695998077"/>
                <table:filter-set-item table:value="84.974877327916"/>
                <table:filter-set-item table:value="88.2482458454932"/>
                <table:filter-set-item table:value="91.3676266194708"/>
                <table:filter-set-item table:value="94.3135915271562"/>
                <table:filter-set-item table:value="95.5156625684121"/>
                <table:filter-set-item table:value="96.469724588184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decimal-places="1" number:min-integer-digits="1"/>
    </number:number-style>
    <number:number-style style:name="N14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5" number:min-decimal-places="5" number:min-integer-digits="1"/>
    </number:number-style>
    <number:number-style style:name="N150">
      <number:number number:decimal-places="1" number:min-decimal-places="1" number:min-integer-digits="1"/>
      <number:text>                 </number:text>
    </number:number-style>
    <number:number-style style:name="N151">
      <number:number number:min-integer-digits="1"/>
      <number:text>    </number:text>
    </number:number-style>
    <number:number-style style:name="N152">
      <number:number number:decimal-places="1" number:min-decimal-places="1" number:min-integer-digits="1"/>
      <number:text>                </number:text>
    </number:number-style>
    <number:number-style style:name="N153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decimal-places="1" number:min-integer-digits="1"/>
      <number:text>     </number:text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/>
      <number:text>  </number:text>
    </number:number-style>
    <number:number-style style:name="N158">
      <number:number number:decimal-places="12" number:min-decimal-places="12" number:min-integer-digits="1"/>
    </number:number-style>
    <number:number-style style:name="N159">
      <number:number number:decimal-places="13" number:min-decimal-places="13" number:min-integer-digits="1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01TAB4Q1" style:display-name="Normal_01TAB4Q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7T16:54:51.001713312</dc:date>
    <meta:editing-duration>PT39M33S</meta:editing-duration>
    <meta:editing-cycles>1</meta:editing-cycles>
    <meta:document-statistic meta:table-count="3" meta:cell-count="1742" meta:object-count="0"/>
    <meta:generator>LibreOffice/7.4.6.2$Linux_X86_64 LibreOffice_project/40$Build-2</meta:generator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av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Copy", "", 0, Array())

rem ----------------------------------------------------------------------
dim args2(1) as new com.sun.star.beans.PropertyValue
args2(0).Name = "By"
args2(0).Value = 1
args2(1).Name = "Sel"
args2(1).Value = false

dispatcher.executeDispatch(document, ".uno:GoDown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", "", 0, args3())

rem ----------------------------------------------------------------------
dim args4(1) as new com.sun.star.beans.PropertyValue
args4(0).Name = "By"
args4(0).Value = 1
args4(1).Name = "Sel"
args4(1).Value = false

dispatcher.executeDispatch(document, ".uno:GoDown", "", 0, args4())

rem ----------------------------------------------------------------------
dim args5(1) as new com.sun.star.beans.PropertyValue
args5(0).Name = "By"
args5(0).Value = 1
args5(1).Name = "Sel"
args5(1).Value = false

dispatcher.executeDispatch(document, ".uno:GoDown", "", 0, args5())

rem ----------------------------------------------------------------------
dim args6(1) as new com.sun.star.beans.PropertyValue
args6(0).Name = "By"
args6(0).Value = 1
args6(1).Name = "Sel"
args6(1).Value = false

dispatcher.executeDispatch(document, ".uno:GoDown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1) as new com.sun.star.beans.PropertyValue
args9(0).Name = "By"
args9(0).Value = 1
args9(1).Name = "Sel"
args9(1).Value = false

dispatcher.executeDispatch(document, ".uno:GoDown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Down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Down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Down", "", 0, args13())

rem ----------------------------------------------------------------------
dispatcher.executeDispatch(document, ".uno:Paste", "", 0, Array())


end sub


sub ye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=C16+1"

dispatcher.executeDispatch(document, ".uno:EnterString", "", 0, args1())


end sub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Avera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16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1) as new com.sun.star.beans.PropertyValue
args3(0).Name = "By"
args3(0).Value = 1
args3(1).Name = "Sel"
args3(1).Value = false

dispatcher.executeDispatch(document, ".uno:GoDown", "", 0, args3())

rem ----------------------------------------------------------------------
dim args4(1) as new com.sun.star.beans.PropertyValue
args4(0).Name = "By"
args4(0).Value = 1
args4(1).Name = "Sel"
args4(1).Value = false

dispatcher.executeDispatch(document, ".uno:GoDown", "", 0, args4())

rem ----------------------------------------------------------------------
dim args5(1) as new com.sun.star.beans.PropertyValue
args5(0).Name = "By"
args5(0).Value = 1
args5(1).Name = "Sel"
args5(1).Value = false

dispatcher.executeDispatch(document, ".uno:GoDown", "", 0, args5())

rem ----------------------------------------------------------------------
dim args6(1) as new com.sun.star.beans.PropertyValue
args6(0).Name = "By"
args6(0).Value = 1
args6(1).Name = "Sel"
args6(1).Value = false

dispatcher.executeDispatch(document, ".uno:GoDown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1) as new com.sun.star.beans.PropertyValue
args9(0).Name = "By"
args9(0).Value = 1
args9(1).Name = "Sel"
args9(1).Value = false

dispatcher.executeDispatch(document, ".uno:GoDown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Down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Down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Down", "", 0, args13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Library1" library:link="false"/>
  <library:library library:name="Standard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Library1" library:link="false"/>
  <library:library library:name="Standard" library:link="false"/>
</library:libraries>
</file>